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9866in"/>
    </style:style>
    <style:style style:name="co5" style:family="table-column">
      <style:table-column-properties fo:break-before="auto" style:column-width="0.9417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9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80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2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b5b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0909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050f8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d0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0e05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3e3f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ab5cf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a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0c8a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3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ff01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d1e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f40d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3d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fc2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a6a6a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a99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c7a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066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090a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50d05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880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7d80b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28f8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8f8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d80e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a1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a6292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5cb8d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702eb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4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4e0e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73c2c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54b5b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3b9e9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248f8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a7d8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698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d98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a6757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6680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e63b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47a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4009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429eb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57178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c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70d4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9ff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c7ff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a3ff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8fff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61ff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45ff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30ff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1fff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ff9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00e67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00d45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00bf38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00ab2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4dc2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4da6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2194d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267da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26669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17548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0d0e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d12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b8b8d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a6544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57596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e4fb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ab5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754f4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42829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4200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007d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70abf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00ba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00a1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8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0080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006b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545cf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785ce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8a4fe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a136d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b31fd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b31fb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b30d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bd0d8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c700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cc005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d1004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9004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e00038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e6002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eb002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c0c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b2222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149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c8c8c8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8f8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0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daa52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0000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228b2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80809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a5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c83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a52a2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a020f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b2212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d3d3d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87cee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69696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a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802828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row table:style-name="ro1" table:number-rows-repeated="5">
          <table:table-cell table:number-columns-repeated="13"/>
        </table:table-row>
        <table:table-row table:style-name="ro2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[255,255,255]</text:p>
          </table:table-cell>
          <table:table-cell table:style-name="ce3" office:value-type="string" calcext:value-type="string">
            <text:p>FFFFFF</text:p>
          </table:table-cell>
          <table:table-cell table:style-name="ce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6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[217,255,255]</text:p>
          </table:table-cell>
          <table:table-cell table:style-name="ce3" office:value-type="string" calcext:value-type="string">
            <text:p>D9FFFF</text:p>
          </table:table-cell>
          <table:table-cell table:style-name="ce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5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[204,128,255]</text:p>
          </table:table-cell>
          <table:table-cell table:style-name="ce3" office:value-type="string" calcext:value-type="string">
            <text:p>CC80FF</text:p>
          </table:table-cell>
          <table:table-cell table:style-name="ce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6"/>
          <table:table-cell table:style-name="ce1" table:number-columns-repeated="2"/>
          <table:table-cell table:style-name="ce129"/>
        </table:table-row>
        <table:table-row table:style-name="ro2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[194,255,0]</text:p>
          </table:table-cell>
          <table:table-cell table:style-name="ce3" office:value-type="string" calcext:value-type="string">
            <text:p>C2FF00</text:p>
          </table:table-cell>
          <table:table-cell table:style-name="ce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[255,181,181]</text:p>
          </table:table-cell>
          <table:table-cell table:style-name="ce3" office:value-type="string" calcext:value-type="string">
            <text:p>FFB5B5</text:p>
          </table:table-cell>
          <table:table-cell table:style-name="ce1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43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[144,144,144]</text:p>
          </table:table-cell>
          <table:table-cell table:style-name="ce4" office:value-type="string" calcext:value-type="string">
            <text:p>909090</text:p>
          </table:table-cell>
          <table:table-cell table:style-name="ce1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8"/>
          <table:table-cell table:style-name="ce1" table:number-columns-repeated="2"/>
          <table:table-cell table:style-name="ce130"/>
        </table:table-row>
        <table:table-row table:style-name="ro2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[48,80,248]</text:p>
          </table:table-cell>
          <table:table-cell table:style-name="ce3" office:value-type="string" calcext:value-type="string">
            <text:p>3050F8</text:p>
          </table:table-cell>
          <table:table-cell table:style-name="ce1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9"/>
          <table:table-cell table:style-name="ce1" table:number-columns-repeated="2"/>
          <table:table-cell table:style-name="ce131"/>
        </table:table-row>
        <table:table-row table:style-name="ro2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[255,13,13]</text:p>
          </table:table-cell>
          <table:table-cell table:style-name="ce3" office:value-type="string" calcext:value-type="string">
            <text:p>FF0D0D</text:p>
          </table:table-cell>
          <table:table-cell table:style-name="ce1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0"/>
          <table:table-cell table:style-name="ce1" table:number-columns-repeated="2"/>
          <table:table-cell table:style-name="ce132"/>
        </table:table-row>
        <table:table-row table:style-name="ro2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[144,224,80]</text:p>
          </table:table-cell>
          <table:table-cell table:style-name="ce3" office:value-type="string" calcext:value-type="string">
            <text:p>DAA520</text:p>
          </table:table-cell>
          <table:table-cell table:style-name="ce1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1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[179,227,245]</text:p>
          </table:table-cell>
          <table:table-cell table:style-name="ce3" office:value-type="string" calcext:value-type="string">
            <text:p>B3E3F5</text:p>
          </table:table-cell>
          <table:table-cell table:style-name="ce15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[171,92,242]</text:p>
          </table:table-cell>
          <table:table-cell table:style-name="ce3" office:value-type="string" calcext:value-type="string">
            <text:p>AB5CF2</text:p>
          </table:table-cell>
          <table:table-cell table:style-name="ce1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2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[138,255,0]</text:p>
          </table:table-cell>
          <table:table-cell table:style-name="ce3" office:value-type="string" calcext:value-type="string">
            <text:p>8AFF00</text:p>
          </table:table-cell>
          <table:table-cell table:style-name="ce1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3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[191,166,166]</text:p>
          </table:table-cell>
          <table:table-cell table:style-name="ce3" office:value-type="string" calcext:value-type="string">
            <text:p>BFA6A6</text:p>
          </table:table-cell>
          <table:table-cell table:style-name="ce1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4"/>
          <table:table-cell table:style-name="ce1" table:number-columns-repeated="2"/>
          <table:table-cell table:style-name="ce133"/>
        </table:table-row>
        <table:table-row table:style-name="ro2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[240,200,160]</text:p>
          </table:table-cell>
          <table:table-cell table:style-name="ce3" office:value-type="string" calcext:value-type="string">
            <text:p>F0C8A0</text:p>
          </table:table-cell>
          <table:table-cell table:style-name="ce1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1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[255,128,0]</text:p>
          </table:table-cell>
          <table:table-cell table:style-name="ce3" office:value-type="string" calcext:value-type="string">
            <text:p>FF8000</text:p>
          </table:table-cell>
          <table:table-cell table:style-name="ce2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5"/>
          <table:table-cell table:style-name="ce1" table:number-columns-repeated="2"/>
          <table:table-cell table:style-name="ce134"/>
        </table:table-row>
        <table:table-row table:style-name="ro2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[255,255,48]</text:p>
          </table:table-cell>
          <table:table-cell table:style-name="ce3" office:value-type="string" calcext:value-type="string">
            <text:p>FFFF30</text:p>
          </table:table-cell>
          <table:table-cell table:style-name="ce2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6"/>
          <table:table-cell table:style-name="ce1" table:number-columns-repeated="2"/>
          <table:table-cell table:style-name="ce135"/>
        </table:table-row>
        <table:table-row table:style-name="ro2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[31,240,31]</text:p>
          </table:table-cell>
          <table:table-cell table:style-name="ce3" office:value-type="string" calcext:value-type="string">
            <text:p>1FF01F</text:p>
          </table:table-cell>
          <table:table-cell table:style-name="ce2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43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[128,209,227]</text:p>
          </table:table-cell>
          <table:table-cell table:style-name="ce3" office:value-type="string" calcext:value-type="string">
            <text:p>80D1E3</text:p>
          </table:table-cell>
          <table:table-cell table:style-name="ce2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[143,64,212]</text:p>
          </table:table-cell>
          <table:table-cell table:style-name="ce3" office:value-type="string" calcext:value-type="string">
            <text:p>8F40D4</text:p>
          </table:table-cell>
          <table:table-cell table:style-name="ce2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[61,255,0]</text:p>
          </table:table-cell>
          <table:table-cell table:style-name="ce3" office:value-type="string" calcext:value-type="string">
            <text:p>3DFF00</text:p>
          </table:table-cell>
          <table:table-cell table:style-name="ce25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4"/>
          <table:table-cell table:style-name="ce1" table:number-columns-repeated="2"/>
          <table:table-cell table:style-name="ce133"/>
        </table:table-row>
        <table:table-row table:style-name="ro2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[230,230,230]</text:p>
          </table:table-cell>
          <table:table-cell table:style-name="ce3" office:value-type="string" calcext:value-type="string">
            <text:p>E6E6E6</text:p>
          </table:table-cell>
          <table:table-cell table:style-name="ce2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[191,194,199]</text:p>
          </table:table-cell>
          <table:table-cell table:style-name="ce3" office:value-type="string" calcext:value-type="string">
            <text:p>BFC2C7</text:p>
          </table:table-cell>
          <table:table-cell table:style-name="ce2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4"/>
          <table:table-cell table:style-name="ce1" table:number-columns-repeated="2"/>
          <table:table-cell table:style-name="ce133"/>
        </table:table-row>
        <table:table-row table:style-name="ro2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[166,166,171]</text:p>
          </table:table-cell>
          <table:table-cell table:style-name="ce3" office:value-type="string" calcext:value-type="string">
            <text:p>A6A6AB</text:p>
          </table:table-cell>
          <table:table-cell table:style-name="ce2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[138,153,199]</text:p>
          </table:table-cell>
          <table:table-cell table:style-name="ce3" office:value-type="string" calcext:value-type="string">
            <text:p>8A99C7</text:p>
          </table:table-cell>
          <table:table-cell table:style-name="ce2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4"/>
          <table:table-cell table:style-name="ce1" table:number-columns-repeated="2"/>
          <table:table-cell table:style-name="ce133"/>
        </table:table-row>
        <table:table-row table:style-name="ro2"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[156,122,199]</text:p>
          </table:table-cell>
          <table:table-cell table:style-name="ce3" office:value-type="string" calcext:value-type="string">
            <text:p>9C7AC7</text:p>
          </table:table-cell>
          <table:table-cell table:style-name="ce3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4"/>
          <table:table-cell table:style-name="ce1" table:number-columns-repeated="2"/>
          <table:table-cell table:style-name="ce133"/>
        </table:table-row>
        <table:table-row table:style-name="ro2"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[224,102,51]</text:p>
          </table:table-cell>
          <table:table-cell table:style-name="ce3" office:value-type="string" calcext:value-type="string">
            <text:p>E06633</text:p>
          </table:table-cell>
          <table:table-cell table:style-name="ce3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5"/>
          <table:table-cell table:style-name="ce1" table:number-columns-repeated="2"/>
          <table:table-cell table:style-name="ce134"/>
        </table:table-row>
        <table:table-row table:style-name="ro2"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[240,144,160]</text:p>
          </table:table-cell>
          <table:table-cell table:style-name="ce3" office:value-type="string" calcext:value-type="string">
            <text:p>F090A0</text:p>
          </table:table-cell>
          <table:table-cell table:style-name="ce3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[80,208,80]</text:p>
          </table:table-cell>
          <table:table-cell table:style-name="ce3" office:value-type="string" calcext:value-type="string">
            <text:p>50D050</text:p>
          </table:table-cell>
          <table:table-cell table:style-name="ce3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7"/>
          <table:table-cell table:style-name="ce1" table:number-columns-repeated="2"/>
          <table:table-cell table:style-name="ce136"/>
        </table:table-row>
        <table:table-row table:style-name="ro2"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[200,128,51]</text:p>
          </table:table-cell>
          <table:table-cell table:style-name="ce3" office:value-type="string" calcext:value-type="string">
            <text:p>C88033</text:p>
          </table:table-cell>
          <table:table-cell table:style-name="ce3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7"/>
          <table:table-cell table:style-name="ce1" table:number-columns-repeated="2"/>
          <table:table-cell table:style-name="ce136"/>
        </table:table-row>
        <table:table-row table:style-name="ro2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Zn</text:p>
          </table:table-cell>
          <table:table-cell table:style-name="ce1" office:value-type="string" calcext:value-type="string">
            <text:p>[125,128,176]</text:p>
          </table:table-cell>
          <table:table-cell table:style-name="ce3" office:value-type="string" calcext:value-type="string">
            <text:p>7D80B0</text:p>
          </table:table-cell>
          <table:table-cell table:style-name="ce35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7"/>
          <table:table-cell table:style-name="ce1" table:number-columns-repeated="2"/>
          <table:table-cell table:style-name="ce136"/>
        </table:table-row>
        <table:table-row table:style-name="ro2"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[194,143,143]</text:p>
          </table:table-cell>
          <table:table-cell table:style-name="ce3" office:value-type="string" calcext:value-type="string">
            <text:p>C28F8F</text:p>
          </table:table-cell>
          <table:table-cell table:style-name="ce3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[102,143,143]</text:p>
          </table:table-cell>
          <table:table-cell table:style-name="ce3" office:value-type="string" calcext:value-type="string">
            <text:p>668F8F</text:p>
          </table:table-cell>
          <table:table-cell table:style-name="ce3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[189,128,227]</text:p>
          </table:table-cell>
          <table:table-cell table:style-name="ce3" office:value-type="string" calcext:value-type="string">
            <text:p>BD80E3</text:p>
          </table:table-cell>
          <table:table-cell table:style-name="ce3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[255,161,0]</text:p>
          </table:table-cell>
          <table:table-cell table:style-name="ce3" office:value-type="string" calcext:value-type="string">
            <text:p>FFA100</text:p>
          </table:table-cell>
          <table:table-cell table:style-name="ce3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[166,41,41]</text:p>
          </table:table-cell>
          <table:table-cell table:style-name="ce3" office:value-type="string" calcext:value-type="string">
            <text:p>A62929</text:p>
          </table:table-cell>
          <table:table-cell table:style-name="ce4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7"/>
          <table:table-cell table:style-name="ce1" table:number-columns-repeated="2"/>
          <table:table-cell table:style-name="ce136"/>
        </table:table-row>
        <table:table-row table:style-name="ro2"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[92,184,209]</text:p>
          </table:table-cell>
          <table:table-cell table:style-name="ce3" office:value-type="string" calcext:value-type="string">
            <text:p>5CB8D1</text:p>
          </table:table-cell>
          <table:table-cell table:style-name="ce4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[112,46,176]</text:p>
          </table:table-cell>
          <table:table-cell table:style-name="ce3" office:value-type="string" calcext:value-type="string">
            <text:p>702EB0</text:p>
          </table:table-cell>
          <table:table-cell table:style-name="ce4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[0,255,0]</text:p>
          </table:table-cell>
          <table:table-cell table:style-name="ce3" office:value-type="string" calcext:value-type="string">
            <text:p>00FF00</text:p>
          </table:table-cell>
          <table:table-cell table:style-name="ce4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[148,255,255]</text:p>
          </table:table-cell>
          <table:table-cell table:style-name="ce3" office:value-type="string" calcext:value-type="string">
            <text:p>94FFFF</text:p>
          </table:table-cell>
          <table:table-cell table:style-name="ce4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Zr</text:p>
          </table:table-cell>
          <table:table-cell table:style-name="ce1" office:value-type="string" calcext:value-type="string">
            <text:p>[148,224,224]</text:p>
          </table:table-cell>
          <table:table-cell table:style-name="ce3" office:value-type="string" calcext:value-type="string">
            <text:p>94E0E0</text:p>
          </table:table-cell>
          <table:table-cell table:style-name="ce45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[115,194,201]</text:p>
          </table:table-cell>
          <table:table-cell table:style-name="ce3" office:value-type="string" calcext:value-type="string">
            <text:p>73C2C9</text:p>
          </table:table-cell>
          <table:table-cell table:style-name="ce4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[84,181,181]</text:p>
          </table:table-cell>
          <table:table-cell table:style-name="ce3" office:value-type="string" calcext:value-type="string">
            <text:p>54B5B5</text:p>
          </table:table-cell>
          <table:table-cell table:style-name="ce4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[59,158,158]</text:p>
          </table:table-cell>
          <table:table-cell table:style-name="ce3" office:value-type="string" calcext:value-type="string">
            <text:p>3B9E9E</text:p>
          </table:table-cell>
          <table:table-cell table:style-name="ce4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[36,143,143]</text:p>
          </table:table-cell>
          <table:table-cell table:style-name="ce3" office:value-type="string" calcext:value-type="string">
            <text:p>248F8F</text:p>
          </table:table-cell>
          <table:table-cell table:style-name="ce4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Rh</text:p>
          </table:table-cell>
          <table:table-cell table:style-name="ce1" office:value-type="string" calcext:value-type="string">
            <text:p>[10,125,140]</text:p>
          </table:table-cell>
          <table:table-cell table:style-name="ce3" office:value-type="string" calcext:value-type="string">
            <text:p>0A7D8C</text:p>
          </table:table-cell>
          <table:table-cell table:style-name="ce5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[0,105,133]</text:p>
          </table:table-cell>
          <table:table-cell table:style-name="ce4" office:value-type="string" calcext:value-type="string">
            <text:p>006985</text:p>
          </table:table-cell>
          <table:table-cell table:style-name="ce5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[192,192,192]</text:p>
          </table:table-cell>
          <table:table-cell table:style-name="ce3" office:value-type="string" calcext:value-type="string">
            <text:p>C0C0C0</text:p>
          </table:table-cell>
          <table:table-cell table:style-name="ce5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4"/>
          <table:table-cell table:style-name="ce1" table:number-columns-repeated="2"/>
          <table:table-cell table:style-name="ce133"/>
        </table:table-row>
        <table:table-row table:style-name="ro2">
          <table:table-cell table:number-columns-repeated="2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[255,217,143]</text:p>
          </table:table-cell>
          <table:table-cell table:style-name="ce3" office:value-type="string" calcext:value-type="string">
            <text:p>FFD98F</text:p>
          </table:table-cell>
          <table:table-cell table:style-name="ce5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[166,117,115]</text:p>
          </table:table-cell>
          <table:table-cell table:style-name="ce3" office:value-type="string" calcext:value-type="string">
            <text:p>A67573</text:p>
          </table:table-cell>
          <table:table-cell table:style-name="ce5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[102,128,128]</text:p>
          </table:table-cell>
          <table:table-cell table:style-name="ce4" office:value-type="string" calcext:value-type="string">
            <text:p>668080</text:p>
          </table:table-cell>
          <table:table-cell table:style-name="ce55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[158,99,181]</text:p>
          </table:table-cell>
          <table:table-cell table:style-name="ce3" office:value-type="string" calcext:value-type="string">
            <text:p>9E63B5</text:p>
          </table:table-cell>
          <table:table-cell table:style-name="ce5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[212,122,0]</text:p>
          </table:table-cell>
          <table:table-cell table:style-name="ce3" office:value-type="string" calcext:value-type="string">
            <text:p>D47A00</text:p>
          </table:table-cell>
          <table:table-cell table:style-name="ce5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[148,0,148]</text:p>
          </table:table-cell>
          <table:table-cell table:style-name="ce4" office:value-type="string" calcext:value-type="string">
            <text:p>940094</text:p>
          </table:table-cell>
          <table:table-cell table:style-name="ce5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8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Xe</text:p>
          </table:table-cell>
          <table:table-cell table:style-name="ce1" office:value-type="string" calcext:value-type="string">
            <text:p>[66,158,176]</text:p>
          </table:table-cell>
          <table:table-cell table:style-name="ce3" office:value-type="string" calcext:value-type="string">
            <text:p>429EB0</text:p>
          </table:table-cell>
          <table:table-cell table:style-name="ce5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[87,23,143]</text:p>
          </table:table-cell>
          <table:table-cell table:style-name="ce3" office:value-type="string" calcext:value-type="string">
            <text:p>57178F</text:p>
          </table:table-cell>
          <table:table-cell table:style-name="ce6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[0,201,0]</text:p>
          </table:table-cell>
          <table:table-cell table:style-name="ce3" office:value-type="string" calcext:value-type="string">
            <text:p>00C900</text:p>
          </table:table-cell>
          <table:table-cell table:style-name="ce6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5"/>
          <table:table-cell table:style-name="ce1" table:number-columns-repeated="2"/>
          <table:table-cell table:style-name="ce134"/>
        </table:table-row>
        <table:table-row table:style-name="ro2">
          <table:table-cell table:number-columns-repeated="2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[112,212,255]</text:p>
          </table:table-cell>
          <table:table-cell table:style-name="ce3" office:value-type="string" calcext:value-type="string">
            <text:p>70D4FF</text:p>
          </table:table-cell>
          <table:table-cell table:style-name="ce6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[255,255,199]</text:p>
          </table:table-cell>
          <table:table-cell table:style-name="ce3" office:value-type="string" calcext:value-type="string">
            <text:p>FFFFC7</text:p>
          </table:table-cell>
          <table:table-cell table:style-name="ce6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[217,255,199]</text:p>
          </table:table-cell>
          <table:table-cell table:style-name="ce3" office:value-type="string" calcext:value-type="string">
            <text:p>D9FFC7</text:p>
          </table:table-cell>
          <table:table-cell table:style-name="ce6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d</text:p>
          </table:table-cell>
          <table:table-cell table:style-name="ce1" office:value-type="string" calcext:value-type="string">
            <text:p>[199,255,199]</text:p>
          </table:table-cell>
          <table:table-cell table:style-name="ce3" office:value-type="string" calcext:value-type="string">
            <text:p>C7FFC7</text:p>
          </table:table-cell>
          <table:table-cell table:style-name="ce65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[163,255,199]</text:p>
          </table:table-cell>
          <table:table-cell table:style-name="ce3" office:value-type="string" calcext:value-type="string">
            <text:p>A3FFC7</text:p>
          </table:table-cell>
          <table:table-cell table:style-name="ce6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[143,255,199]</text:p>
          </table:table-cell>
          <table:table-cell table:style-name="ce3" office:value-type="string" calcext:value-type="string">
            <text:p>8FFFC7</text:p>
          </table:table-cell>
          <table:table-cell table:style-name="ce6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u</text:p>
          </table:table-cell>
          <table:table-cell table:style-name="ce1" office:value-type="string" calcext:value-type="string">
            <text:p>[97,255,199]</text:p>
          </table:table-cell>
          <table:table-cell table:style-name="ce3" office:value-type="string" calcext:value-type="string">
            <text:p>61FFC7</text:p>
          </table:table-cell>
          <table:table-cell table:style-name="ce6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[69,255,199]</text:p>
          </table:table-cell>
          <table:table-cell table:style-name="ce3" office:value-type="string" calcext:value-type="string">
            <text:p>45FFC7</text:p>
          </table:table-cell>
          <table:table-cell table:style-name="ce6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[48,255,199]</text:p>
          </table:table-cell>
          <table:table-cell table:style-name="ce3" office:value-type="string" calcext:value-type="string">
            <text:p>30FFC7</text:p>
          </table:table-cell>
          <table:table-cell table:style-name="ce7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Dy</text:p>
          </table:table-cell>
          <table:table-cell table:style-name="ce1" office:value-type="string" calcext:value-type="string">
            <text:p>[31,255,199]</text:p>
          </table:table-cell>
          <table:table-cell table:style-name="ce3" office:value-type="string" calcext:value-type="string">
            <text:p>1FFFC7</text:p>
          </table:table-cell>
          <table:table-cell table:style-name="ce7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Ho</text:p>
          </table:table-cell>
          <table:table-cell table:style-name="ce1" office:value-type="string" calcext:value-type="string">
            <text:p>[0,255,156]</text:p>
          </table:table-cell>
          <table:table-cell table:style-name="ce3" office:value-type="string" calcext:value-type="string">
            <text:p>00FF9C</text:p>
          </table:table-cell>
          <table:table-cell table:style-name="ce7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[0,230,117]</text:p>
          </table:table-cell>
          <table:table-cell table:style-name="ce5" office:value-type="string" calcext:value-type="string">
            <text:p>00E675</text:p>
          </table:table-cell>
          <table:table-cell table:style-name="ce7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[0,212,82]</text:p>
          </table:table-cell>
          <table:table-cell table:style-name="ce3" office:value-type="string" calcext:value-type="string">
            <text:p>00D452</text:p>
          </table:table-cell>
          <table:table-cell table:style-name="ce7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b</text:p>
          </table:table-cell>
          <table:table-cell table:style-name="ce1" office:value-type="string" calcext:value-type="string">
            <text:p>[0,191,56]</text:p>
          </table:table-cell>
          <table:table-cell table:style-name="ce3" office:value-type="string" calcext:value-type="string">
            <text:p>00BF38</text:p>
          </table:table-cell>
          <table:table-cell table:style-name="ce75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[0,171,36]</text:p>
          </table:table-cell>
          <table:table-cell table:style-name="ce3" office:value-type="string" calcext:value-type="string">
            <text:p>00AB24</text:p>
          </table:table-cell>
          <table:table-cell table:style-name="ce7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Hf</text:p>
          </table:table-cell>
          <table:table-cell table:style-name="ce1" office:value-type="string" calcext:value-type="string">
            <text:p>[77,194,255]</text:p>
          </table:table-cell>
          <table:table-cell table:style-name="ce3" office:value-type="string" calcext:value-type="string">
            <text:p>4DC2FF</text:p>
          </table:table-cell>
          <table:table-cell table:style-name="ce7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[77,166,255]</text:p>
          </table:table-cell>
          <table:table-cell table:style-name="ce3" office:value-type="string" calcext:value-type="string">
            <text:p>4DA6FF</text:p>
          </table:table-cell>
          <table:table-cell table:style-name="ce7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[33,148,214]</text:p>
          </table:table-cell>
          <table:table-cell table:style-name="ce3" office:value-type="string" calcext:value-type="string">
            <text:p>2194D6</text:p>
          </table:table-cell>
          <table:table-cell table:style-name="ce7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[38,125,171]</text:p>
          </table:table-cell>
          <table:table-cell table:style-name="ce3" office:value-type="string" calcext:value-type="string">
            <text:p>267DAB</text:p>
          </table:table-cell>
          <table:table-cell table:style-name="ce8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[38,102,150]</text:p>
          </table:table-cell>
          <table:table-cell table:style-name="ce4" office:value-type="string" calcext:value-type="string">
            <text:p>266696</text:p>
          </table:table-cell>
          <table:table-cell table:style-name="ce8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[23,84,135]</text:p>
          </table:table-cell>
          <table:table-cell table:style-name="ce4" office:value-type="string" calcext:value-type="string">
            <text:p>175487</text:p>
          </table:table-cell>
          <table:table-cell table:style-name="ce8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[208,208,224]</text:p>
          </table:table-cell>
          <table:table-cell table:style-name="ce3" office:value-type="string" calcext:value-type="string">
            <text:p>D0D0E0</text:p>
          </table:table-cell>
          <table:table-cell table:style-name="ce8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[255,209,35]</text:p>
          </table:table-cell>
          <table:table-cell table:style-name="ce3" office:value-type="string" calcext:value-type="string">
            <text:p>FFD123</text:p>
          </table:table-cell>
          <table:table-cell table:style-name="ce8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21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Hg</text:p>
          </table:table-cell>
          <table:table-cell table:style-name="ce1" office:value-type="string" calcext:value-type="string">
            <text:p>[184,184,208]</text:p>
          </table:table-cell>
          <table:table-cell table:style-name="ce3" office:value-type="string" calcext:value-type="string">
            <text:p>B8B8D0</text:p>
          </table:table-cell>
          <table:table-cell table:style-name="ce85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[166,84,77]</text:p>
          </table:table-cell>
          <table:table-cell table:style-name="ce3" office:value-type="string" calcext:value-type="string">
            <text:p>A6544D</text:p>
          </table:table-cell>
          <table:table-cell table:style-name="ce8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b</text:p>
          </table:table-cell>
          <table:table-cell table:style-name="ce1" office:value-type="string" calcext:value-type="string">
            <text:p>[87,89,97]</text:p>
          </table:table-cell>
          <table:table-cell table:style-name="ce4" office:value-type="string" calcext:value-type="string">
            <text:p>575961</text:p>
          </table:table-cell>
          <table:table-cell table:style-name="ce8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[158,79,181]</text:p>
          </table:table-cell>
          <table:table-cell table:style-name="ce3" office:value-type="string" calcext:value-type="string">
            <text:p>9E4FB5</text:p>
          </table:table-cell>
          <table:table-cell table:style-name="ce8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[171,92,0]</text:p>
          </table:table-cell>
          <table:table-cell table:style-name="ce3" office:value-type="string" calcext:value-type="string">
            <text:p>AB5C00</text:p>
          </table:table-cell>
          <table:table-cell table:style-name="ce8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[117,79,69]</text:p>
          </table:table-cell>
          <table:table-cell table:style-name="ce3" office:value-type="string" calcext:value-type="string">
            <text:p>754F45</text:p>
          </table:table-cell>
          <table:table-cell table:style-name="ce9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[66,130,150]</text:p>
          </table:table-cell>
          <table:table-cell table:style-name="ce4" office:value-type="string" calcext:value-type="string">
            <text:p>428296</text:p>
          </table:table-cell>
          <table:table-cell table:style-name="ce9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[66,0,102]</text:p>
          </table:table-cell>
          <table:table-cell table:style-name="ce4" office:value-type="string" calcext:value-type="string">
            <text:p>420066</text:p>
          </table:table-cell>
          <table:table-cell table:style-name="ce9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[0,125,0]</text:p>
          </table:table-cell>
          <table:table-cell table:style-name="ce3" office:value-type="string" calcext:value-type="string">
            <text:p>007D00</text:p>
          </table:table-cell>
          <table:table-cell table:style-name="ce9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[112,171,250]</text:p>
          </table:table-cell>
          <table:table-cell table:style-name="ce3" office:value-type="string" calcext:value-type="string">
            <text:p>70ABFA</text:p>
          </table:table-cell>
          <table:table-cell table:style-name="ce9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[0,186,255]</text:p>
          </table:table-cell>
          <table:table-cell table:style-name="ce3" office:value-type="string" calcext:value-type="string">
            <text:p>00BAFF</text:p>
          </table:table-cell>
          <table:table-cell table:style-name="ce95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[0,161,255]</text:p>
          </table:table-cell>
          <table:table-cell table:style-name="ce3" office:value-type="string" calcext:value-type="string">
            <text:p>00A1FF</text:p>
          </table:table-cell>
          <table:table-cell table:style-name="ce9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[0,143,255]</text:p>
          </table:table-cell>
          <table:table-cell table:style-name="ce3" office:value-type="string" calcext:value-type="string">
            <text:p>008FFF</text:p>
          </table:table-cell>
          <table:table-cell table:style-name="ce9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[0,128,255]</text:p>
          </table:table-cell>
          <table:table-cell table:style-name="ce3" office:value-type="string" calcext:value-type="string">
            <text:p>0080FF</text:p>
          </table:table-cell>
          <table:table-cell table:style-name="ce9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u</text:p>
          </table:table-cell>
          <table:table-cell table:style-name="ce1" office:value-type="string" calcext:value-type="string">
            <text:p>[0,107,255]</text:p>
          </table:table-cell>
          <table:table-cell table:style-name="ce3" office:value-type="string" calcext:value-type="string">
            <text:p>006BFF</text:p>
          </table:table-cell>
          <table:table-cell table:style-name="ce9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[84,92,242]</text:p>
          </table:table-cell>
          <table:table-cell table:style-name="ce3" office:value-type="string" calcext:value-type="string">
            <text:p>545CF2</text:p>
          </table:table-cell>
          <table:table-cell table:style-name="ce10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[120,92,227]</text:p>
          </table:table-cell>
          <table:table-cell table:style-name="ce3" office:value-type="string" calcext:value-type="string">
            <text:p>785CE3</text:p>
          </table:table-cell>
          <table:table-cell table:style-name="ce10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Bk</text:p>
          </table:table-cell>
          <table:table-cell table:style-name="ce1" office:value-type="string" calcext:value-type="string">
            <text:p>[138,79,227]</text:p>
          </table:table-cell>
          <table:table-cell table:style-name="ce3" office:value-type="string" calcext:value-type="string">
            <text:p>8A4FE3</text:p>
          </table:table-cell>
          <table:table-cell table:style-name="ce10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[161,54,212]</text:p>
          </table:table-cell>
          <table:table-cell table:style-name="ce3" office:value-type="string" calcext:value-type="string">
            <text:p>A136D4</text:p>
          </table:table-cell>
          <table:table-cell table:style-name="ce10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[179,31,212]</text:p>
          </table:table-cell>
          <table:table-cell table:style-name="ce3" office:value-type="string" calcext:value-type="string">
            <text:p>B31FD4</text:p>
          </table:table-cell>
          <table:table-cell table:style-name="ce10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[179,31,186]</text:p>
          </table:table-cell>
          <table:table-cell table:style-name="ce3" office:value-type="string" calcext:value-type="string">
            <text:p>B31FBA</text:p>
          </table:table-cell>
          <table:table-cell table:style-name="ce105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[179,13,166]</text:p>
          </table:table-cell>
          <table:table-cell table:style-name="ce3" office:value-type="string" calcext:value-type="string">
            <text:p>B30DA6</text:p>
          </table:table-cell>
          <table:table-cell table:style-name="ce106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[189,13,135]</text:p>
          </table:table-cell>
          <table:table-cell table:style-name="ce3" office:value-type="string" calcext:value-type="string">
            <text:p>BD0D87</text:p>
          </table:table-cell>
          <table:table-cell table:style-name="ce107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[199,0,102]</text:p>
          </table:table-cell>
          <table:table-cell table:style-name="ce3" office:value-type="string" calcext:value-type="string">
            <text:p>C70066</text:p>
          </table:table-cell>
          <table:table-cell table:style-name="ce108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[204,0,89]</text:p>
          </table:table-cell>
          <table:table-cell table:style-name="ce3" office:value-type="string" calcext:value-type="string">
            <text:p>CC0059</text:p>
          </table:table-cell>
          <table:table-cell table:style-name="ce109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[209,0,79]</text:p>
          </table:table-cell>
          <table:table-cell table:style-name="ce3" office:value-type="string" calcext:value-type="string">
            <text:p>D1004F</text:p>
          </table:table-cell>
          <table:table-cell table:style-name="ce110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[217,0,69]</text:p>
          </table:table-cell>
          <table:table-cell table:style-name="ce3" office:value-type="string" calcext:value-type="string">
            <text:p>D90045</text:p>
          </table:table-cell>
          <table:table-cell table:style-name="ce111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[224,0,56]</text:p>
          </table:table-cell>
          <table:table-cell table:style-name="ce3" office:value-type="string" calcext:value-type="string">
            <text:p>E00038</text:p>
          </table:table-cell>
          <table:table-cell table:style-name="ce112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[230,0,46]</text:p>
          </table:table-cell>
          <table:table-cell table:style-name="ce3" office:value-type="string" calcext:value-type="string">
            <text:p>E6002E</text:p>
          </table:table-cell>
          <table:table-cell table:style-name="ce113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3"/>
        </table:table-row>
        <table:table-row table:style-name="ro2">
          <table:table-cell table:number-columns-repeated="2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[235,0,38]</text:p>
          </table:table-cell>
          <table:table-cell table:style-name="ce3" office:value-type="string" calcext:value-type="string">
            <text:p>EB0026</text:p>
          </table:table-cell>
          <table:table-cell table:style-name="ce114" office:value-type="string" calcext:value-type="string">
            <text:p>  </text:p>
          </table:table-cell>
          <table:table-cell table:style-name="ce1" office:value-type="string" calcext:value-type="string">
            <text:p> </text:p>
          </table:table-cell>
          <table:table-cell table:style-name="ce1"/>
          <table:table-cell table:style-name="ce117"/>
          <table:table-cell table:style-name="ce1" table:number-columns-repeated="2"/>
          <table:table-cell/>
        </table:table-row>
        <table:table-row table:style-name="ro1" table:number-rows-repeated="104846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shapes>
          <draw:frame draw:z-index="0" draw:style-name="gr1" draw:text-style-name="P1" svg:width="14.3902in" svg:height="8.8409in" svg:x="9.0217in" svg:y="0.5339in">
            <draw:object draw:notify-on-update-of-ranges="Sheet2.B4:Sheet2.B4 Sheet2.B5:Sheet2.B122 Sheet2.E4:Sheet2.E4 Sheet2.E5:Sheet2.E122 Sheet2.B4:Sheet2.B4 Sheet2.B5:Sheet2.B122 Sheet2.F4:Sheet2.F4 Sheet2.F5:Sheet2.F122 Sheet2.B4:Sheet2.B4 Sheet2.B5:Sheet2.B122 Sheet2.G4:Sheet2.G4 Sheet2.G5:Sheet2.G122 Sheet2.B4:Sheet2.B4 Sheet2.B5:Sheet2.B122 Sheet2.H4:Sheet2.H4 Sheet2.H5:Sheet2.H122 Sheet2.B4:Sheet2.B4 Sheet2.B5:Sheet2.B122 Sheet2.I4:Sheet2.I4 Sheet2.I5:Sheet2.I1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4" table:default-cell-style-name="Default"/>
        <table:table-column table:style-name="co5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9" table:default-cell-style-name="ce1"/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emperical</text:p>
          </table:table-cell>
          <table:table-cell office:value-type="string" calcext:value-type="string">
            <text:p>calculated</text:p>
          </table:table-cell>
          <table:table-cell table:style-name="Default" office:value-type="string" calcext:value-type="string">
            <text:p>vdW</text:p>
          </table:table-cell>
          <table:table-cell office:value-type="string" calcext:value-type="string">
            <text:p>Covalent single</text:p>
          </table:table-cell>
          <table:table-cell table:style-name="Default" office:value-type="string" calcext:value-type="string">
            <text:p>Covalent triple</text:p>
          </table:table-cell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ydrogen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 data</text:p>
          </table:table-cell>
          <table:table-cell table:style-name="ce137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<text:a xlink:href="http://en.wikipedia.org/wiki/Hydrogen" xlink:type="simple">hydrogen</text:a></text:p>
          </table:table-cell>
          <table:table-cell office:value-type="string" calcext:value-type="string">
            <text:p><text:a xlink:href="http://en.wikipedia.org/wiki/1_E-11_m" xlink:type="simple">25</text:a></text:p>
          </table:table-cell>
          <table:table-cell office:value-type="string" calcext:value-type="string">
            <text:p><text:a xlink:href="http://en.wikipedia.org/wiki/1_E-11_m" xlink:type="simple">53</text:a></text:p>
          </table:table-cell>
          <table:table-cell office:value-type="string" calcext:value-type="string">
            <text:p><text:a xlink:href="http://en.wikipedia.org/wiki/1_E-11_m" xlink:type="simple">120</text:a></text:p>
          </table:table-cell>
          <table:table-cell office:value-type="string" calcext:value-type="string">
            <text:p><text:a xlink:href="http://en.wikipedia.org/wiki/1_E-11_m" xlink:type="simple">38</text:a></text:p>
          </table:table-cell>
          <table:table-cell office:value-type="string" calcext:value-type="string">
            <text:p>no data</text:p>
          </table:table-cell>
          <table:table-cell table:style-name="ce13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no data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 data</text:p>
          </table:table-cell>
          <table:table-cell table:style-name="ce137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<text:a xlink:href="http://en.wikipedia.org/wiki/Helium" xlink:type="simple">helium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31</text:a></text:p>
          </table:table-cell>
          <table:table-cell office:value-type="string" calcext:value-type="string">
            <text:p><text:a xlink:href="http://en.wikipedia.org/wiki/1_E-11_m" xlink:type="simple">140</text:a></text:p>
          </table:table-cell>
          <table:table-cell office:value-type="string" calcext:value-type="string">
            <text:p><text:a xlink:href="http://en.wikipedia.org/wiki/1_E-11_m" xlink:type="simple">32</text:a></text:p>
          </table:table-cell>
          <table:table-cell office:value-type="string" calcext:value-type="string">
            <text:p>no data</text:p>
          </table:table-cell>
          <table:table-cell table:style-name="ce13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thium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 dat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://en.wikipedia.org/wiki/Lithium" xlink:type="simple">lithium</text:a>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0_m" xlink:type="simple">167</text:a></text:p>
          </table:table-cell>
          <table:table-cell office:value-type="string" calcext:value-type="string">
            <text:p><text:a xlink:href="http://en.wikipedia.org/wiki/1_E-10_m" xlink:type="simple">182</text:a></text:p>
          </table:table-cell>
          <table:table-cell office:value-type="string" calcext:value-type="string">
            <text:p><text:a xlink:href="http://en.wikipedia.org/wiki/1_E-10_m" xlink:type="simple">134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52</text:a>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ryllium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a xlink:href="http://en.wikipedia.org/wiki/Beryllium" xlink:type="simple">beryllium</text:a></text:p>
          </table:table-cell>
          <table:table-cell office:value-type="string" calcext:value-type="string">
            <text:p><text:a xlink:href="http://en.wikipedia.org/wiki/1_E-10_m" xlink:type="simple">105</text:a></text:p>
          </table:table-cell>
          <table:table-cell office:value-type="string" calcext:value-type="string">
            <text:p><text:a xlink:href="http://en.wikipedia.org/wiki/1_E-10_m" xlink:type="simple">112</text:a></text:p>
          </table:table-cell>
          <table:table-cell office:value-type="string" calcext:value-type="string">
            <text:p><text:a xlink:href="http://en.wikipedia.org/wiki/1_E-10_m" xlink:type="simple">153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1_m" xlink:type="simple">90</text:a></text:p>
          </table:table-cell>
          <table:table-cell office:value-type="string" calcext:value-type="string">
            <text:p><text:a xlink:href="http://en.wikipedia.org/wiki/1_E-11_m" xlink:type="simple">85</text:a></text:p>
          </table:table-cell>
          <table:table-cell office:value-type="string" calcext:value-type="string">
            <text:p><text:a xlink:href="http://en.wikipedia.org/wiki/1_E-10_m" xlink:type="simple">112</text:a>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ron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style-name="ce137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://en.wikipedia.org/wiki/Boron" xlink:type="simple">boron</text:a></text:p>
          </table:table-cell>
          <table:table-cell office:value-type="string" calcext:value-type="string">
            <text:p><text:a xlink:href="http://en.wikipedia.org/wiki/1_E-11_m" xlink:type="simple">85</text:a></text:p>
          </table:table-cell>
          <table:table-cell office:value-type="string" calcext:value-type="string">
            <text:p><text:a xlink:href="http://en.wikipedia.org/wiki/1_E-11_m" xlink:type="simple">87</text:a></text:p>
          </table:table-cell>
          <table:table-cell office:value-type="string" calcext:value-type="string">
            <text:p><text:a xlink:href="http://en.wikipedia.org/wiki/1_E-10_m" xlink:type="simple">192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1_m" xlink:type="simple">82</text:a></text:p>
          </table:table-cell>
          <table:table-cell office:value-type="string" calcext:value-type="string">
            <text:p><text:a xlink:href="http://en.wikipedia.org/wiki/1_E-11_m" xlink:type="simple">73</text:a></text:p>
          </table:table-cell>
          <table:table-cell table:style-name="ce13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bon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style-name="ce137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://en.wikipedia.org/wiki/Carbon" xlink:type="simple">carbon</text:a></text:p>
          </table:table-cell>
          <table:table-cell office:value-type="string" calcext:value-type="string">
            <text:p><text:a xlink:href="http://en.wikipedia.org/wiki/1_E-11_m" xlink:type="simple">70</text:a></text:p>
          </table:table-cell>
          <table:table-cell office:value-type="string" calcext:value-type="string">
            <text:p><text:a xlink:href="http://en.wikipedia.org/wiki/1_E-11_m" xlink:type="simple">67</text:a></text:p>
          </table:table-cell>
          <table:table-cell office:value-type="string" calcext:value-type="string">
            <text:p><text:a xlink:href="http://en.wikipedia.org/wiki/1_E-10_m" xlink:type="simple">170</text:a></text:p>
          </table:table-cell>
          <table:table-cell office:value-type="string" calcext:value-type="string">
            <text:p><text:a xlink:href="http://en.wikipedia.org/wiki/1_E-11_m" xlink:type="simple">77</text:a></text:p>
          </table:table-cell>
          <table:table-cell office:value-type="string" calcext:value-type="string">
            <text:p><text:a xlink:href="http://en.wikipedia.org/wiki/1_E-11_m" xlink:type="simple">60</text:a></text:p>
          </table:table-cell>
          <table:table-cell table:style-name="ce13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trogen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style-name="ce137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a xlink:href="http://en.wikipedia.org/wiki/Nitrogen" xlink:type="simple">nitrogen</text:a></text:p>
          </table:table-cell>
          <table:table-cell office:value-type="string" calcext:value-type="string">
            <text:p><text:a xlink:href="http://en.wikipedia.org/wiki/1_E-11_m" xlink:type="simple">65</text:a></text:p>
          </table:table-cell>
          <table:table-cell office:value-type="string" calcext:value-type="string">
            <text:p><text:a xlink:href="http://en.wikipedia.org/wiki/1_E-11_m" xlink:type="simple">56</text:a></text:p>
          </table:table-cell>
          <table:table-cell office:value-type="string" calcext:value-type="string">
            <text:p><text:a xlink:href="http://en.wikipedia.org/wiki/1_E-10_m" xlink:type="simple">155</text:a></text:p>
          </table:table-cell>
          <table:table-cell office:value-type="string" calcext:value-type="string">
            <text:p><text:a xlink:href="http://en.wikipedia.org/wiki/1_E-11_m" xlink:type="simple">75</text:a></text:p>
          </table:table-cell>
          <table:table-cell office:value-type="string" calcext:value-type="string">
            <text:p><text:a xlink:href="http://en.wikipedia.org/wiki/1_E-11_m" xlink:type="simple">54</text:a></text:p>
          </table:table-cell>
          <table:table-cell table:style-name="ce13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xygen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style-name="ce137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a xlink:href="http://en.wikipedia.org/wiki/Oxygen" xlink:type="simple">oxygen</text:a></text:p>
          </table:table-cell>
          <table:table-cell office:value-type="string" calcext:value-type="string">
            <text:p><text:a xlink:href="http://en.wikipedia.org/wiki/1_E-11_m" xlink:type="simple">60</text:a></text:p>
          </table:table-cell>
          <table:table-cell office:value-type="string" calcext:value-type="string">
            <text:p><text:a xlink:href="http://en.wikipedia.org/wiki/1_E-11_m" xlink:type="simple">48</text:a></text:p>
          </table:table-cell>
          <table:table-cell office:value-type="string" calcext:value-type="string">
            <text:p><text:a xlink:href="http://en.wikipedia.org/wiki/1_E-10_m" xlink:type="simple">152</text:a></text:p>
          </table:table-cell>
          <table:table-cell office:value-type="string" calcext:value-type="string">
            <text:p><text:a xlink:href="http://en.wikipedia.org/wiki/1_E-11_m" xlink:type="simple">73</text:a></text:p>
          </table:table-cell>
          <table:table-cell office:value-type="string" calcext:value-type="string">
            <text:p><text:a xlink:href="http://en.wikipedia.org/wiki/1_E-11_m" xlink:type="simple">53</text:a></text:p>
          </table:table-cell>
          <table:table-cell table:style-name="ce13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uorine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style-name="ce137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http://en.wikipedia.org/wiki/Fluorine" xlink:type="simple">fluorine</text:a></text:p>
          </table:table-cell>
          <table:table-cell office:value-type="string" calcext:value-type="string">
            <text:p><text:a xlink:href="http://en.wikipedia.org/wiki/1_E-11_m" xlink:type="simple">50</text:a></text:p>
          </table:table-cell>
          <table:table-cell office:value-type="string" calcext:value-type="string">
            <text:p><text:a xlink:href="http://en.wikipedia.org/wiki/1_E-11_m" xlink:type="simple">42</text:a></text:p>
          </table:table-cell>
          <table:table-cell office:value-type="string" calcext:value-type="string">
            <text:p><text:a xlink:href="http://en.wikipedia.org/wiki/1_E-10_m" xlink:type="simple">147</text:a></text:p>
          </table:table-cell>
          <table:table-cell office:value-type="string" calcext:value-type="string">
            <text:p><text:a xlink:href="http://en.wikipedia.org/wiki/1_E-11_m" xlink:type="simple">71</text:a></text:p>
          </table:table-cell>
          <table:table-cell office:value-type="string" calcext:value-type="string">
            <text:p><text:a xlink:href="http://en.wikipedia.org/wiki/1_E-11_m" xlink:type="simple">53</text:a></text:p>
          </table:table-cell>
          <table:table-cell table:style-name="ce13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no data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 data</text:p>
          </table:table-cell>
          <table:table-cell table:style-name="ce137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://en.wikipedia.org/wiki/Neon" xlink:type="simple">neon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38</text:a></text:p>
          </table:table-cell>
          <table:table-cell office:value-type="string" calcext:value-type="string">
            <text:p><text:a xlink:href="http://en.wikipedia.org/wiki/1_E-10_m" xlink:type="simple">154</text:a></text:p>
          </table:table-cell>
          <table:table-cell office:value-type="string" calcext:value-type="string">
            <text:p><text:a xlink:href="http://en.wikipedia.org/wiki/1_E-11_m" xlink:type="simple">69</text:a></text:p>
          </table:table-cell>
          <table:table-cell office:value-type="string" calcext:value-type="string">
            <text:p>no data</text:p>
          </table:table-cell>
          <table:table-cell table:style-name="ce13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dium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 dat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a xlink:href="http://en.wikipedia.org/wiki/Sodium" xlink:type="simple">sodium</text:a></text:p>
          </table:table-cell>
          <table:table-cell office:value-type="string" calcext:value-type="string">
            <text:p><text:a xlink:href="http://en.wikipedia.org/wiki/1_E-10_m" xlink:type="simple">180</text:a></text:p>
          </table:table-cell>
          <table:table-cell office:value-type="string" calcext:value-type="string">
            <text:p><text:a xlink:href="http://en.wikipedia.org/wiki/1_E-10_m" xlink:type="simple">190</text:a></text:p>
          </table:table-cell>
          <table:table-cell office:value-type="string" calcext:value-type="string">
            <text:p><text:a xlink:href="http://en.wikipedia.org/wiki/1_E-10_m" xlink:type="simple">227</text:a></text:p>
          </table:table-cell>
          <table:table-cell office:value-type="string" calcext:value-type="string">
            <text:p><text:a xlink:href="http://en.wikipedia.org/wiki/1_E-10_m" xlink:type="simple">154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86</text:a>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gnesium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://en.wikipedia.org/wiki/Magnesium" xlink:type="simple">magnesium</text:a></text:p>
          </table:table-cell>
          <table:table-cell office:value-type="string" calcext:value-type="string">
            <text:p><text:a xlink:href="http://en.wikipedia.org/wiki/1_E-10_m" xlink:type="simple">150</text:a>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0_m" xlink:type="simple">173</text:a></text:p>
          </table:table-cell>
          <table:table-cell office:value-type="string" calcext:value-type="string">
            <text:p><text:a xlink:href="http://en.wikipedia.org/wiki/1_E-10_m" xlink:type="simple">130</text:a></text:p>
          </table:table-cell>
          <table:table-cell office:value-type="string" calcext:value-type="string">
            <text:p><text:a xlink:href="http://en.wikipedia.org/wiki/1_E-11_m" xlink:type="simple">127</text:a></text:p>
          </table:table-cell>
          <table:table-cell office:value-type="string" calcext:value-type="string">
            <text:p><text:a xlink:href="http://en.wikipedia.org/wiki/1_E-10_m" xlink:type="simple">160</text:a>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uminium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<text:a xlink:href="http://en.wikipedia.org/wiki/Aluminium" xlink:type="simple">aluminium</text:a></text:p>
          </table:table-cell>
          <table:table-cell office:value-type="string" calcext:value-type="string">
            <text:p><text:a xlink:href="http://en.wikipedia.org/wiki/1_E-10_m" xlink:type="simple">125</text:a></text:p>
          </table:table-cell>
          <table:table-cell office:value-type="string" calcext:value-type="string">
            <text:p><text:a xlink:href="http://en.wikipedia.org/wiki/1_E-10_m" xlink:type="simple">118</text:a></text:p>
          </table:table-cell>
          <table:table-cell office:value-type="string" calcext:value-type="string">
            <text:p><text:a xlink:href="http://en.wikipedia.org/wiki/1_E-10_m" xlink:type="simple">184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118</text:a></text:p>
          </table:table-cell>
          <table:table-cell office:value-type="string" calcext:value-type="string">
            <text:p><text:a xlink:href="http://en.wikipedia.org/wiki/1_E-11_m" xlink:type="simple">111</text:a></text:p>
          </table:table-cell>
          <table:table-cell office:value-type="string" calcext:value-type="string">
            <text:p><text:a xlink:href="http://en.wikipedia.org/wiki/1_E-10_m" xlink:type="simple">143</text:a>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licon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style-name="ce137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a xlink:href="http://en.wikipedia.org/wiki/Silicon" xlink:type="simple">silicon</text:a></text:p>
          </table:table-cell>
          <table:table-cell office:value-type="string" calcext:value-type="string">
            <text:p><text:a xlink:href="http://en.wikipedia.org/wiki/1_E-10_m" xlink:type="simple">110</text:a></text:p>
          </table:table-cell>
          <table:table-cell office:value-type="string" calcext:value-type="string">
            <text:p><text:a xlink:href="http://en.wikipedia.org/wiki/1_E-10_m" xlink:type="simple">111</text:a></text:p>
          </table:table-cell>
          <table:table-cell office:value-type="string" calcext:value-type="string">
            <text:p><text:a xlink:href="http://en.wikipedia.org/wiki/1_E-10_m" xlink:type="simple">210</text:a></text:p>
          </table:table-cell>
          <table:table-cell office:value-type="string" calcext:value-type="string">
            <text:p><text:a xlink:href="http://en.wikipedia.org/wiki/1_E-10_m" xlink:type="simple">111</text:a></text:p>
          </table:table-cell>
          <table:table-cell office:value-type="string" calcext:value-type="string">
            <text:p><text:a xlink:href="http://en.wikipedia.org/wiki/1_E-11_m" xlink:type="simple">102</text:a></text:p>
          </table:table-cell>
          <table:table-cell table:style-name="ce137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hosphorus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table:style-name="ce137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a xlink:href="http://en.wikipedia.org/wiki/Phosphorus" xlink:type="simple">phosphorus</text:a></text:p>
          </table:table-cell>
          <table:table-cell office:value-type="string" calcext:value-type="string">
            <text:p><text:a xlink:href="http://en.wikipedia.org/wiki/1_E-10_m" xlink:type="simple">100</text:a></text:p>
          </table:table-cell>
          <table:table-cell office:value-type="string" calcext:value-type="string">
            <text:p><text:a xlink:href="http://en.wikipedia.org/wiki/1_E-11_m" xlink:type="simple">98</text:a></text:p>
          </table:table-cell>
          <table:table-cell office:value-type="string" calcext:value-type="string">
            <text:p><text:a xlink:href="http://en.wikipedia.org/wiki/1_E-10_m" xlink:type="simple">180</text:a></text:p>
          </table:table-cell>
          <table:table-cell office:value-type="string" calcext:value-type="string">
            <text:p><text:a xlink:href="http://en.wikipedia.org/wiki/1_E-10_m" xlink:type="simple">106</text:a></text:p>
          </table:table-cell>
          <table:table-cell office:value-type="string" calcext:value-type="string">
            <text:p><text:a xlink:href="http://en.wikipedia.org/wiki/1_E-11_m" xlink:type="simple">94</text:a></text:p>
          </table:table-cell>
          <table:table-cell table:style-name="ce13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fur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table:style-name="ce137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a xlink:href="http://en.wikipedia.org/wiki/Sulfur" xlink:type="simple">sulfur</text:a></text:p>
          </table:table-cell>
          <table:table-cell office:value-type="string" calcext:value-type="string">
            <text:p><text:a xlink:href="http://en.wikipedia.org/wiki/1_E-10_m" xlink:type="simple">100</text:a></text:p>
          </table:table-cell>
          <table:table-cell office:value-type="string" calcext:value-type="string">
            <text:p><text:a xlink:href="http://en.wikipedia.org/wiki/1_E-11_m" xlink:type="simple">88</text:a></text:p>
          </table:table-cell>
          <table:table-cell office:value-type="string" calcext:value-type="string">
            <text:p><text:a xlink:href="http://en.wikipedia.org/wiki/1_E-10_m" xlink:type="simple">180</text:a></text:p>
          </table:table-cell>
          <table:table-cell office:value-type="string" calcext:value-type="string">
            <text:p><text:a xlink:href="http://en.wikipedia.org/wiki/1_E-10_m" xlink:type="simple">102</text:a></text:p>
          </table:table-cell>
          <table:table-cell office:value-type="string" calcext:value-type="string">
            <text:p><text:a xlink:href="http://en.wikipedia.org/wiki/1_E-11_m" xlink:type="simple">95</text:a></text:p>
          </table:table-cell>
          <table:table-cell table:style-name="ce13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orine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style-name="ce137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<text:a xlink:href="http://en.wikipedia.org/wiki/Chlorine" xlink:type="simple">chlorine</text:a></text:p>
          </table:table-cell>
          <table:table-cell office:value-type="string" calcext:value-type="string">
            <text:p><text:a xlink:href="http://en.wikipedia.org/wiki/1_E-10_m" xlink:type="simple">100</text:a></text:p>
          </table:table-cell>
          <table:table-cell office:value-type="string" calcext:value-type="string">
            <text:p><text:a xlink:href="http://en.wikipedia.org/wiki/1_E-11_m" xlink:type="simple">79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office:value-type="string" calcext:value-type="string">
            <text:p><text:a xlink:href="http://en.wikipedia.org/wiki/1_E-11_m" xlink:type="simple">99</text:a></text:p>
          </table:table-cell>
          <table:table-cell office:value-type="string" calcext:value-type="string">
            <text:p><text:a xlink:href="http://en.wikipedia.org/wiki/1_E-11_m" xlink:type="simple">93</text:a></text:p>
          </table:table-cell>
          <table:table-cell table:style-name="ce13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on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style-name="ce137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://en.wikipedia.org/wiki/Argon" xlink:type="simple">argon</text:a></text:p>
          </table:table-cell>
          <table:table-cell office:value-type="string" calcext:value-type="string">
            <text:p><text:a xlink:href="http://en.wikipedia.org/wiki/1_E-11_m" xlink:type="simple">71</text:a></text:p>
          </table:table-cell>
          <table:table-cell office:value-type="string" calcext:value-type="string">
            <text:p><text:a xlink:href="http://en.wikipedia.org/wiki/1_E-11_m" xlink:type="simple">71</text:a></text:p>
          </table:table-cell>
          <table:table-cell office:value-type="string" calcext:value-type="string">
            <text:p><text:a xlink:href="http://en.wikipedia.org/wiki/1_E-10_m" xlink:type="simple">188</text:a></text:p>
          </table:table-cell>
          <table:table-cell office:value-type="string" calcext:value-type="string">
            <text:p><text:a xlink:href="http://en.wikipedia.org/wiki/1_E-11_m" xlink:type="simple">97</text:a></text:p>
          </table:table-cell>
          <table:table-cell office:value-type="string" calcext:value-type="string">
            <text:p><text:a xlink:href="http://en.wikipedia.org/wiki/1_E-11_m" xlink:type="simple">96</text:a></text:p>
          </table:table-cell>
          <table:table-cell table:style-name="ce137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tassium</text:p>
          </table:table-cell>
          <table:table-cell office:value-type="float" office:value="220" calcext:value-type="float">
            <text:p>220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o dat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<text:a xlink:href="http://en.wikipedia.org/wiki/Potassium" xlink:type="simple">potassium</text:a></text:p>
          </table:table-cell>
          <table:table-cell office:value-type="string" calcext:value-type="string">
            <text:p><text:a xlink:href="http://en.wikipedia.org/wiki/1_E-10_m" xlink:type="simple">220</text:a></text:p>
          </table:table-cell>
          <table:table-cell office:value-type="string" calcext:value-type="string">
            <text:p><text:a xlink:href="http://en.wikipedia.org/wiki/1_E-10_m" xlink:type="simple">243</text:a></text:p>
          </table:table-cell>
          <table:table-cell office:value-type="string" calcext:value-type="string">
            <text:p><text:a xlink:href="http://en.wikipedia.org/wiki/1_E-10_m" xlink:type="simple">275</text:a></text:p>
          </table:table-cell>
          <table:table-cell office:value-type="string" calcext:value-type="string">
            <text:p><text:a xlink:href="http://en.wikipedia.org/wiki/1_E-10_m" xlink:type="simple">196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227</text:a>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cium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a xlink:href="http://en.wikipedia.org/wiki/Calcium" xlink:type="simple">calcium</text:a></text:p>
          </table:table-cell>
          <table:table-cell office:value-type="string" calcext:value-type="string">
            <text:p><text:a xlink:href="http://en.wikipedia.org/wiki/1_E-10_m" xlink:type="simple">180</text:a></text:p>
          </table:table-cell>
          <table:table-cell office:value-type="string" calcext:value-type="string">
            <text:p><text:a xlink:href="http://en.wikipedia.org/wiki/1_E-10_m" xlink:type="simple">194</text:a></text:p>
          </table:table-cell>
          <table:table-cell office:value-type="string" calcext:value-type="string">
            <text:p><text:a xlink:href="http://en.wikipedia.org/wiki/1_E-10_m" xlink:type="simple">231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174</text:a></text:p>
          </table:table-cell>
          <table:table-cell office:value-type="string" calcext:value-type="string">
            <text:p><text:a xlink:href="http://en.wikipedia.org/wiki/1_E-11_m" xlink:type="simple">133</text:a></text:p>
          </table:table-cell>
          <table:table-cell office:value-type="string" calcext:value-type="string">
            <text:p><text:a xlink:href="http://en.wikipedia.org/wiki/1_E-10_m" xlink:type="simple">197</text:a>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andium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a xlink:href="http://en.wikipedia.org/wiki/Scandium" xlink:type="simple">scandium</text:a></text:p>
          </table:table-cell>
          <table:table-cell office:value-type="string" calcext:value-type="string">
            <text:p><text:a xlink:href="http://en.wikipedia.org/wiki/1_E-10_m" xlink:type="simple">160</text:a></text:p>
          </table:table-cell>
          <table:table-cell office:value-type="string" calcext:value-type="string">
            <text:p><text:a xlink:href="http://en.wikipedia.org/wiki/1_E-10_m" xlink:type="simple">184</text:a></text:p>
          </table:table-cell>
          <table:table-cell office:value-type="string" calcext:value-type="string">
            <text:p><text:a xlink:href="http://en.wikipedia.org/wiki/1_E-10_m" xlink:type="simple">211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144</text:a></text:p>
          </table:table-cell>
          <table:table-cell office:value-type="string" calcext:value-type="string">
            <text:p><text:a xlink:href="http://en.wikipedia.org/wiki/1_E-11_m" xlink:type="simple">114</text:a></text:p>
          </table:table-cell>
          <table:table-cell office:value-type="string" calcext:value-type="string">
            <text:p><text:a xlink:href="http://en.wikipedia.org/wiki/1_E-10_m" xlink:type="simple">162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tanium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 data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://en.wikipedia.org/wiki/Titanium" xlink:type="simple">titanium</text:a></text:p>
          </table:table-cell>
          <table:table-cell office:value-type="string" calcext:value-type="string">
            <text:p><text:a xlink:href="http://en.wikipedia.org/wiki/1_E-10_m" xlink:type="simple">140</text:a></text:p>
          </table:table-cell>
          <table:table-cell office:value-type="string" calcext:value-type="string">
            <text:p><text:a xlink:href="http://en.wikipedia.org/wiki/1_E-10_m" xlink:type="simple">176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36</text:a></text:p>
          </table:table-cell>
          <table:table-cell office:value-type="string" calcext:value-type="string">
            <text:p><text:a xlink:href="http://en.wikipedia.org/wiki/1_E-11_m" xlink:type="simple">108</text:a></text:p>
          </table:table-cell>
          <table:table-cell office:value-type="string" calcext:value-type="string">
            <text:p><text:a xlink:href="http://en.wikipedia.org/wiki/1_E-10_m" xlink:type="simple">147</text:a>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nadium</text:p>
          </table:table-cell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o data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a xlink:href="http://en.wikipedia.org/wiki/Vanadium" xlink:type="simple">vanadium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71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25</text:a></text:p>
          </table:table-cell>
          <table:table-cell office:value-type="string" calcext:value-type="string">
            <text:p><text:a xlink:href="http://en.wikipedia.org/wiki/1_E-11_m" xlink:type="simple">106</text:a></text:p>
          </table:table-cell>
          <table:table-cell office:value-type="string" calcext:value-type="string">
            <text:p><text:a xlink:href="http://en.wikipedia.org/wiki/1_E-10_m" xlink:type="simple">134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hromium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 data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://en.wikipedia.org/wiki/Chromium" xlink:type="simple">chromium</text:a></text:p>
          </table:table-cell>
          <table:table-cell office:value-type="string" calcext:value-type="string">
            <text:p><text:a xlink:href="http://en.wikipedia.org/wiki/1_E-10_m" xlink:type="simple">140</text:a></text:p>
          </table:table-cell>
          <table:table-cell office:value-type="string" calcext:value-type="string">
            <text:p><text:a xlink:href="http://en.wikipedia.org/wiki/1_E-10_m" xlink:type="simple">166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27</text:a></text:p>
          </table:table-cell>
          <table:table-cell office:value-type="string" calcext:value-type="string">
            <text:p><text:a xlink:href="http://en.wikipedia.org/wiki/1_E-11_m" xlink:type="simple">103</text:a></text:p>
          </table:table-cell>
          <table:table-cell office:value-type="string" calcext:value-type="string">
            <text:p><text:a xlink:href="http://en.wikipedia.org/wiki/1_E-10_m" xlink:type="simple">128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ganese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 data</text:p>
          </table:table-cell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a xlink:href="http://en.wikipedia.org/wiki/Manganese" xlink:type="simple">manganese</text:a></text:p>
          </table:table-cell>
          <table:table-cell office:value-type="string" calcext:value-type="string">
            <text:p><text:a xlink:href="http://en.wikipedia.org/wiki/1_E-10_m" xlink:type="simple">140</text:a></text:p>
          </table:table-cell>
          <table:table-cell office:value-type="string" calcext:value-type="string">
            <text:p><text:a xlink:href="http://en.wikipedia.org/wiki/1_E-10_m" xlink:type="simple">161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39</text:a></text:p>
          </table:table-cell>
          <table:table-cell office:value-type="string" calcext:value-type="string">
            <text:p><text:a xlink:href="http://en.wikipedia.org/wiki/1_E-11_m" xlink:type="simple">103</text:a></text:p>
          </table:table-cell>
          <table:table-cell office:value-type="string" calcext:value-type="string">
            <text:p><text:a xlink:href="http://en.wikipedia.org/wiki/1_E-10_m" xlink:type="simple">127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ron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data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a xlink:href="http://en.wikipedia.org/wiki/Iron" xlink:type="simple">iron</text:a></text:p>
          </table:table-cell>
          <table:table-cell office:value-type="string" calcext:value-type="string">
            <text:p><text:a xlink:href="http://en.wikipedia.org/wiki/1_E-10_m" xlink:type="simple">140</text:a></text:p>
          </table:table-cell>
          <table:table-cell office:value-type="string" calcext:value-type="string">
            <text:p><text:a xlink:href="http://en.wikipedia.org/wiki/1_E-10_m" xlink:type="simple">156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25</text:a></text:p>
          </table:table-cell>
          <table:table-cell office:value-type="string" calcext:value-type="string">
            <text:p><text:a xlink:href="http://en.wikipedia.org/wiki/1_E-11_m" xlink:type="simple">102</text:a></text:p>
          </table:table-cell>
          <table:table-cell office:value-type="string" calcext:value-type="string">
            <text:p><text:a xlink:href="http://en.wikipedia.org/wiki/1_E-10_m" xlink:type="simple">126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o data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a xlink:href="http://en.wikipedia.org/wiki/Cobalt" xlink:type="simple">cobalt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52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26</text:a></text:p>
          </table:table-cell>
          <table:table-cell office:value-type="string" calcext:value-type="string">
            <text:p><text:a xlink:href="http://en.wikipedia.org/wiki/1_E-11_m" xlink:type="simple">96</text:a></text:p>
          </table:table-cell>
          <table:table-cell office:value-type="string" calcext:value-type="string">
            <text:p><text:a xlink:href="http://en.wikipedia.org/wiki/1_E-10_m" xlink:type="simple">125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kel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<text:a xlink:href="http://en.wikipedia.org/wiki/Nickel" xlink:type="simple">nickel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49</text:a></text:p>
          </table:table-cell>
          <table:table-cell office:value-type="string" calcext:value-type="string">
            <text:p><text:a xlink:href="http://en.wikipedia.org/wiki/1_E-10_m" xlink:type="simple">163</text:a></text:p>
          </table:table-cell>
          <table:table-cell office:value-type="string" calcext:value-type="string">
            <text:p><text:a xlink:href="http://en.wikipedia.org/wiki/1_E-10_m" xlink:type="simple">121</text:a></text:p>
          </table:table-cell>
          <table:table-cell office:value-type="string" calcext:value-type="string">
            <text:p><text:a xlink:href="http://en.wikipedia.org/wiki/1_E-11_m" xlink:type="simple">101</text:a></text:p>
          </table:table-cell>
          <table:table-cell office:value-type="string" calcext:value-type="string">
            <text:p><text:a xlink:href="http://en.wikipedia.org/wiki/1_E-10_m" xlink:type="simple">124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opper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a xlink:href="http://en.wikipedia.org/wiki/Copper" xlink:type="simple">copper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0_m" xlink:type="simple">140</text:a></text:p>
          </table:table-cell>
          <table:table-cell office:value-type="string" calcext:value-type="string">
            <text:p><text:a xlink:href="http://en.wikipedia.org/wiki/1_E-10_m" xlink:type="simple">138</text:a></text:p>
          </table:table-cell>
          <table:table-cell office:value-type="string" calcext:value-type="string">
            <text:p><text:a xlink:href="http://en.wikipedia.org/wiki/1_E-11_m" xlink:type="simple">120</text:a></text:p>
          </table:table-cell>
          <table:table-cell office:value-type="string" calcext:value-type="string">
            <text:p><text:a xlink:href="http://en.wikipedia.org/wiki/1_E-10_m" xlink:type="simple">128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inc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o dat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<text:a xlink:href="http://en.wikipedia.org/wiki/Zinc" xlink:type="simple">zinc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42</text:a></text:p>
          </table:table-cell>
          <table:table-cell office:value-type="string" calcext:value-type="string">
            <text:p><text:a xlink:href="http://en.wikipedia.org/wiki/1_E-10_m" xlink:type="simple">139</text:a></text:p>
          </table:table-cell>
          <table:table-cell office:value-type="string" calcext:value-type="string">
            <text:p><text:a xlink:href="http://en.wikipedia.org/wiki/1_E-10_m" xlink:type="simple">131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34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llium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87" calcext:value-type="float">
            <text:p>187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a xlink:href="http://en.wikipedia.org/wiki/Gallium" xlink:type="simple">gallium</text:a></text:p>
          </table:table-cell>
          <table:table-cell office:value-type="string" calcext:value-type="string">
            <text:p><text:a xlink:href="http://en.wikipedia.org/wiki/1_E-10_m" xlink:type="simple">130</text:a></text:p>
          </table:table-cell>
          <table:table-cell office:value-type="string" calcext:value-type="string">
            <text:p><text:a xlink:href="http://en.wikipedia.org/wiki/1_E-10_m" xlink:type="simple">136</text:a></text:p>
          </table:table-cell>
          <table:table-cell office:value-type="string" calcext:value-type="string">
            <text:p><text:a xlink:href="http://en.wikipedia.org/wiki/1_E-10_m" xlink:type="simple">187</text:a></text:p>
          </table:table-cell>
          <table:table-cell office:value-type="string" calcext:value-type="string">
            <text:p><text:a xlink:href="http://en.wikipedia.org/wiki/1_E-10_m" xlink:type="simple">126</text:a></text:p>
          </table:table-cell>
          <table:table-cell office:value-type="string" calcext:value-type="string">
            <text:p><text:a xlink:href="http://en.wikipedia.org/wiki/1_E-11_m" xlink:type="simple">121</text:a></text:p>
          </table:table-cell>
          <table:table-cell office:value-type="string" calcext:value-type="string">
            <text:p><text:a xlink:href="http://en.wikipedia.org/wiki/1_E-10_m" xlink:type="simple">135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rmanium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211" calcext:value-type="float">
            <text:p>211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table:style-name="ce137"/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<text:a xlink:href="http://en.wikipedia.org/wiki/Germanium" xlink:type="simple">germanium</text:a></text:p>
          </table:table-cell>
          <table:table-cell office:value-type="string" calcext:value-type="string">
            <text:p><text:a xlink:href="http://en.wikipedia.org/wiki/1_E-10_m" xlink:type="simple">125</text:a></text:p>
          </table:table-cell>
          <table:table-cell office:value-type="string" calcext:value-type="string">
            <text:p><text:a xlink:href="http://en.wikipedia.org/wiki/1_E-10_m" xlink:type="simple">125</text:a></text:p>
          </table:table-cell>
          <table:table-cell office:value-type="string" calcext:value-type="string">
            <text:p><text:a xlink:href="http://en.wikipedia.org/wiki/1_E-10_m" xlink:type="simple">211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122</text:a></text:p>
          </table:table-cell>
          <table:table-cell office:value-type="string" calcext:value-type="string">
            <text:p><text:a xlink:href="http://en.wikipedia.org/wiki/1_E-11_m" xlink:type="simple">114</text:a></text:p>
          </table:table-cell>
          <table:table-cell table:style-name="ce13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rsenic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table:style-name="ce137"/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a xlink:href="http://en.wikipedia.org/wiki/Arsenic" xlink:type="simple">arsenic</text:a></text:p>
          </table:table-cell>
          <table:table-cell office:value-type="string" calcext:value-type="string">
            <text:p><text:a xlink:href="http://en.wikipedia.org/wiki/1_E-10_m" xlink:type="simple">115</text:a></text:p>
          </table:table-cell>
          <table:table-cell office:value-type="string" calcext:value-type="string">
            <text:p><text:a xlink:href="http://en.wikipedia.org/wiki/1_E-10_m" xlink:type="simple">114</text:a></text:p>
          </table:table-cell>
          <table:table-cell office:value-type="string" calcext:value-type="string">
            <text:p><text:a xlink:href="http://en.wikipedia.org/wiki/1_E-10_m" xlink:type="simple">185</text:a></text:p>
          </table:table-cell>
          <table:table-cell office:value-type="string" calcext:value-type="string">
            <text:p><text:a xlink:href="http://en.wikipedia.org/wiki/1_E-10_m" xlink:type="simple">119</text:a></text:p>
          </table:table-cell>
          <table:table-cell office:value-type="string" calcext:value-type="string">
            <text:p><text:a xlink:href="http://en.wikipedia.org/wiki/1_E-11_m" xlink:type="simple">106</text:a></text:p>
          </table:table-cell>
          <table:table-cell table:style-name="ce137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lenium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style-name="ce137"/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a xlink:href="http://en.wikipedia.org/wiki/Selenium" xlink:type="simple">selenium</text:a></text:p>
          </table:table-cell>
          <table:table-cell office:value-type="string" calcext:value-type="string">
            <text:p><text:a xlink:href="http://en.wikipedia.org/wiki/1_E-10_m" xlink:type="simple">115</text:a></text:p>
          </table:table-cell>
          <table:table-cell office:value-type="string" calcext:value-type="string">
            <text:p><text:a xlink:href="http://en.wikipedia.org/wiki/1_E-10_m" xlink:type="simple">103</text:a></text:p>
          </table:table-cell>
          <table:table-cell office:value-type="string" calcext:value-type="string">
            <text:p><text:a xlink:href="http://en.wikipedia.org/wiki/1_E-10_m" xlink:type="simple">190</text:a></text:p>
          </table:table-cell>
          <table:table-cell office:value-type="string" calcext:value-type="string">
            <text:p><text:a xlink:href="http://en.wikipedia.org/wiki/1_E-10_m" xlink:type="simple">116</text:a></text:p>
          </table:table-cell>
          <table:table-cell office:value-type="string" calcext:value-type="string">
            <text:p><text:a xlink:href="http://en.wikipedia.org/wiki/1_E-11_m" xlink:type="simple">107</text:a></text:p>
          </table:table-cell>
          <table:table-cell table:style-name="ce137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omine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185" calcext:value-type="float">
            <text:p>185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style-name="ce137"/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a xlink:href="http://en.wikipedia.org/wiki/Bromine" xlink:type="simple">bromine</text:a></text:p>
          </table:table-cell>
          <table:table-cell office:value-type="string" calcext:value-type="string">
            <text:p><text:a xlink:href="http://en.wikipedia.org/wiki/1_E-10_m" xlink:type="simple">115</text:a></text:p>
          </table:table-cell>
          <table:table-cell office:value-type="string" calcext:value-type="string">
            <text:p><text:a xlink:href="http://en.wikipedia.org/wiki/1_E-11_m" xlink:type="simple">94</text:a></text:p>
          </table:table-cell>
          <table:table-cell office:value-type="string" calcext:value-type="string">
            <text:p><text:a xlink:href="http://en.wikipedia.org/wiki/1_E-10_m" xlink:type="simple">185</text:a></text:p>
          </table:table-cell>
          <table:table-cell office:value-type="string" calcext:value-type="string">
            <text:p><text:a xlink:href="http://en.wikipedia.org/wiki/1_E-10_m" xlink:type="simple">114</text:a></text:p>
          </table:table-cell>
          <table:table-cell office:value-type="string" calcext:value-type="string">
            <text:p><text:a xlink:href="http://en.wikipedia.org/wiki/1_E-11_m" xlink:type="simple">110</text:a></text:p>
          </table:table-cell>
          <table:table-cell table:style-name="ce137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no data</text:p>
          </table:table-cell>
          <table:table-cell office:value-type="float" office:value="88" calcext:value-type="float">
            <text:p>88</text:p>
          </table:table-cell>
          <table:table-cell office:value-type="float" office:value="202" calcext:value-type="float">
            <text:p>202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style-name="ce137"/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a xlink:href="http://en.wikipedia.org/wiki/Krypton" xlink:type="simple">krypton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88</text:a></text:p>
          </table:table-cell>
          <table:table-cell office:value-type="string" calcext:value-type="string">
            <text:p><text:a xlink:href="http://en.wikipedia.org/wiki/1_E-10_m" xlink:type="simple">202</text:a></text:p>
          </table:table-cell>
          <table:table-cell office:value-type="string" calcext:value-type="string">
            <text:p><text:a xlink:href="http://en.wikipedia.org/wiki/1_E-10_m" xlink:type="simple">110</text:a></text:p>
          </table:table-cell>
          <table:table-cell office:value-type="string" calcext:value-type="string">
            <text:p><text:a xlink:href="http://en.wikipedia.org/wiki/1_E-11_m" xlink:type="simple">108</text:a></text:p>
          </table:table-cell>
          <table:table-cell table:style-name="ce13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bidium</text:p>
          </table:table-cell>
          <table:table-cell office:value-type="float" office:value="235" calcext:value-type="float">
            <text:p>235</text:p>
          </table:table-cell>
          <table:table-cell office:value-type="float" office:value="265" calcext:value-type="float">
            <text:p>265</text:p>
          </table:table-cell>
          <table:table-cell office:value-type="float" office:value="303" calcext:value-type="float">
            <text:p>30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 data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<text:a xlink:href="http://en.wikipedia.org/wiki/Rubidium" xlink:type="simple">rubidium</text:a></text:p>
          </table:table-cell>
          <table:table-cell office:value-type="string" calcext:value-type="string">
            <text:p><text:a xlink:href="http://en.wikipedia.org/wiki/1_E-10_m" xlink:type="simple">235</text:a></text:p>
          </table:table-cell>
          <table:table-cell office:value-type="string" calcext:value-type="string">
            <text:p><text:a xlink:href="http://en.wikipedia.org/wiki/1_E-10_m" xlink:type="simple">265</text:a></text:p>
          </table:table-cell>
          <table:table-cell office:value-type="string" calcext:value-type="string">
            <text:p><text:a xlink:href="http://en.wikipedia.org/wiki/1_E-10_m" xlink:type="simple">303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211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248</text:a>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trontium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office:value-type="float" office:value="192" calcext:value-type="float">
            <text:p>192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a xlink:href="http://en.wikipedia.org/wiki/Strontium" xlink:type="simple">strontium</text:a></text:p>
          </table:table-cell>
          <table:table-cell office:value-type="string" calcext:value-type="string">
            <text:p><text:a xlink:href="http://en.wikipedia.org/wiki/1_E-10_m" xlink:type="simple">200</text:a></text:p>
          </table:table-cell>
          <table:table-cell office:value-type="string" calcext:value-type="string">
            <text:p><text:a xlink:href="http://en.wikipedia.org/wiki/1_E-10_m" xlink:type="simple">219</text:a></text:p>
          </table:table-cell>
          <table:table-cell office:value-type="string" calcext:value-type="string">
            <text:p><text:a xlink:href="http://en.wikipedia.org/wiki/1_E-10_m" xlink:type="simple">249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192</text:a></text:p>
          </table:table-cell>
          <table:table-cell office:value-type="string" calcext:value-type="string">
            <text:p><text:a xlink:href="http://en.wikipedia.org/wiki/1_E-11_m" xlink:type="simple">139</text:a></text:p>
          </table:table-cell>
          <table:table-cell office:value-type="string" calcext:value-type="string">
            <text:p><text:a xlink:href="http://en.wikipedia.org/wiki/1_E-10_m" xlink:type="simple">215</text:a>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ttrium</text:p>
          </table:table-cell>
          <table:table-cell office:value-type="float" office:value="180" calcext:value-type="float">
            <text:p>18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o data</text:p>
          </table:table-cell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en.wikipedia.org/wiki/Yttrium" xlink:type="simple">yttrium</text:a></text:p>
          </table:table-cell>
          <table:table-cell office:value-type="string" calcext:value-type="string">
            <text:p><text:a xlink:href="http://en.wikipedia.org/wiki/1_E-10_m" xlink:type="simple">180</text:a></text:p>
          </table:table-cell>
          <table:table-cell office:value-type="string" calcext:value-type="string">
            <text:p><text:a xlink:href="http://en.wikipedia.org/wiki/1_E-10_m" xlink:type="simple">212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62</text:a></text:p>
          </table:table-cell>
          <table:table-cell office:value-type="string" calcext:value-type="string">
            <text:p><text:a xlink:href="http://en.wikipedia.org/wiki/1_E-11_m" xlink:type="simple">124</text:a></text:p>
          </table:table-cell>
          <table:table-cell office:value-type="string" calcext:value-type="string">
            <text:p><text:a xlink:href="http://en.wikipedia.org/wiki/1_E-10_m" xlink:type="simple">180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irconium</text:p>
          </table:table-cell>
          <table:table-cell office:value-type="float" office:value="155" calcext:value-type="float">
            <text:p>15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o data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<text:a xlink:href="http://en.wikipedia.org/wiki/Zirconium" xlink:type="simple">zirconium</text:a></text:p>
          </table:table-cell>
          <table:table-cell office:value-type="string" calcext:value-type="string">
            <text:p><text:a xlink:href="http://en.wikipedia.org/wiki/1_E-10_m" xlink:type="simple">155</text:a></text:p>
          </table:table-cell>
          <table:table-cell office:value-type="string" calcext:value-type="string">
            <text:p><text:a xlink:href="http://en.wikipedia.org/wiki/1_E-10_m" xlink:type="simple">206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48</text:a></text:p>
          </table:table-cell>
          <table:table-cell office:value-type="string" calcext:value-type="string">
            <text:p><text:a xlink:href="http://en.wikipedia.org/wiki/1_E-11_m" xlink:type="simple">121</text:a></text:p>
          </table:table-cell>
          <table:table-cell office:value-type="string" calcext:value-type="string">
            <text:p><text:a xlink:href="http://en.wikipedia.org/wiki/1_E-10_m" xlink:type="simple">160</text:a>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iobium</text:p>
          </table:table-cell>
          <table:table-cell office:value-type="float" office:value="145" calcext:value-type="float">
            <text:p>14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 data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<text:a xlink:href="http://en.wikipedia.org/wiki/Niobium" xlink:type="simple">niobium</text:a>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0_m" xlink:type="simple">198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37</text:a></text:p>
          </table:table-cell>
          <table:table-cell office:value-type="string" calcext:value-type="string">
            <text:p><text:a xlink:href="http://en.wikipedia.org/wiki/1_E-11_m" xlink:type="simple">116</text:a></text:p>
          </table:table-cell>
          <table:table-cell office:value-type="string" calcext:value-type="string">
            <text:p><text:a xlink:href="http://en.wikipedia.org/wiki/1_E-10_m" xlink:type="simple">146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lybdenum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 data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<text:a xlink:href="http://en.wikipedia.org/wiki/Molybdenum" xlink:type="simple">molybdenum</text:a>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0_m" xlink:type="simple">190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1_m" xlink:type="simple">113</text:a></text:p>
          </table:table-cell>
          <table:table-cell office:value-type="string" calcext:value-type="string">
            <text:p><text:a xlink:href="http://en.wikipedia.org/wiki/1_E-10_m" xlink:type="simple">139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chnetium</text:p>
          </table:table-cell>
          <table:table-cell office:value-type="float" office:value="135" calcext:value-type="float">
            <text:p>13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 data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<text:a xlink:href="http://en.wikipedia.org/wiki/Technetium" xlink:type="simple">technetium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83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56</text:a></text:p>
          </table:table-cell>
          <table:table-cell office:value-type="string" calcext:value-type="string">
            <text:p><text:a xlink:href="http://en.wikipedia.org/wiki/1_E-11_m" xlink:type="simple">110</text:a></text:p>
          </table:table-cell>
          <table:table-cell office:value-type="string" calcext:value-type="string">
            <text:p><text:a xlink:href="http://en.wikipedia.org/wiki/1_E-10_m" xlink:type="simple">136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thenium</text:p>
          </table:table-cell>
          <table:table-cell office:value-type="float" office:value="130" calcext:value-type="float">
            <text:p>13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 data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a xlink:href="http://en.wikipedia.org/wiki/Ruthenium" xlink:type="simple">ruthenium</text:a></text:p>
          </table:table-cell>
          <table:table-cell office:value-type="string" calcext:value-type="string">
            <text:p><text:a xlink:href="http://en.wikipedia.org/wiki/1_E-10_m" xlink:type="simple">130</text:a></text:p>
          </table:table-cell>
          <table:table-cell office:value-type="string" calcext:value-type="string">
            <text:p><text:a xlink:href="http://en.wikipedia.org/wiki/1_E-10_m" xlink:type="simple">178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26</text:a></text:p>
          </table:table-cell>
          <table:table-cell office:value-type="string" calcext:value-type="string">
            <text:p><text:a xlink:href="http://en.wikipedia.org/wiki/1_E-11_m" xlink:type="simple">103</text:a></text:p>
          </table:table-cell>
          <table:table-cell office:value-type="string" calcext:value-type="string">
            <text:p><text:a xlink:href="http://en.wikipedia.org/wiki/1_E-10_m" xlink:type="simple">134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hodium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o data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<text:a xlink:href="http://en.wikipedia.org/wiki/Rhodium" xlink:type="simple">rhodium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73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1_m" xlink:type="simple">106</text:a></text:p>
          </table:table-cell>
          <table:table-cell office:value-type="string" calcext:value-type="string">
            <text:p><text:a xlink:href="http://en.wikipedia.org/wiki/1_E-10_m" xlink:type="simple">134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lladium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://en.wikipedia.org/wiki/Palladium" xlink:type="simple">palladium</text:a></text:p>
          </table:table-cell>
          <table:table-cell office:value-type="string" calcext:value-type="string">
            <text:p><text:a xlink:href="http://en.wikipedia.org/wiki/1_E-10_m" xlink:type="simple">140</text:a></text:p>
          </table:table-cell>
          <table:table-cell office:value-type="string" calcext:value-type="string">
            <text:p><text:a xlink:href="http://en.wikipedia.org/wiki/1_E-10_m" xlink:type="simple">169</text:a></text:p>
          </table:table-cell>
          <table:table-cell office:value-type="string" calcext:value-type="string">
            <text:p><text:a xlink:href="http://en.wikipedia.org/wiki/1_E-10_m" xlink:type="simple">163</text:a></text:p>
          </table:table-cell>
          <table:table-cell office:value-type="string" calcext:value-type="string">
            <text:p><text:a xlink:href="http://en.wikipedia.org/wiki/1_E-10_m" xlink:type="simple">131</text:a></text:p>
          </table:table-cell>
          <table:table-cell office:value-type="string" calcext:value-type="string">
            <text:p><text:a xlink:href="http://en.wikipedia.org/wiki/1_E-11_m" xlink:type="simple">112</text:a></text:p>
          </table:table-cell>
          <table:table-cell office:value-type="string" calcext:value-type="string">
            <text:p><text:a xlink:href="http://en.wikipedia.org/wiki/1_E-10_m" xlink:type="simple">137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ilver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<text:a xlink:href="http://en.wikipedia.org/wiki/Silver" xlink:type="simple">silver</text:a></text:p>
          </table:table-cell>
          <table:table-cell office:value-type="string" calcext:value-type="string">
            <text:p><text:a xlink:href="http://en.wikipedia.org/wiki/1_E-10_m" xlink:type="simple">160</text:a></text:p>
          </table:table-cell>
          <table:table-cell office:value-type="string" calcext:value-type="string">
            <text:p><text:a xlink:href="http://en.wikipedia.org/wiki/1_E-10_m" xlink:type="simple">165</text:a></text:p>
          </table:table-cell>
          <table:table-cell office:value-type="string" calcext:value-type="string">
            <text:p><text:a xlink:href="http://en.wikipedia.org/wiki/1_E-10_m" xlink:type="simple">172</text:a></text:p>
          </table:table-cell>
          <table:table-cell office:value-type="string" calcext:value-type="string">
            <text:p><text:a xlink:href="http://en.wikipedia.org/wiki/1_E-10_m" xlink:type="simple">153</text:a></text:p>
          </table:table-cell>
          <table:table-cell office:value-type="string" calcext:value-type="string">
            <text:p><text:a xlink:href="http://en.wikipedia.org/wiki/1_E-11_m" xlink:type="simple">137</text:a></text:p>
          </table:table-cell>
          <table:table-cell office:value-type="string" calcext:value-type="string">
            <text:p><text:a xlink:href="http://en.wikipedia.org/wiki/1_E-10_m" xlink:type="simple">144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dmium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o data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<text:a xlink:href="http://en.wikipedia.org/wiki/Cadmium" xlink:type="simple">cadmium</text:a></text:p>
          </table:table-cell>
          <table:table-cell office:value-type="string" calcext:value-type="string">
            <text:p><text:a xlink:href="http://en.wikipedia.org/wiki/1_E-10_m" xlink:type="simple">155</text:a></text:p>
          </table:table-cell>
          <table:table-cell office:value-type="string" calcext:value-type="string">
            <text:p><text:a xlink:href="http://en.wikipedia.org/wiki/1_E-10_m" xlink:type="simple">161</text:a></text:p>
          </table:table-cell>
          <table:table-cell office:value-type="string" calcext:value-type="string">
            <text:p><text:a xlink:href="http://en.wikipedia.org/wiki/1_E-10_m" xlink:type="simple">158</text:a></text:p>
          </table:table-cell>
          <table:table-cell office:value-type="string" calcext:value-type="string">
            <text:p><text:a xlink:href="http://en.wikipedia.org/wiki/1_E-10_m" xlink:type="simple">148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51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um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a xlink:href="http://en.wikipedia.org/wiki/Indium" xlink:type="simple">indium</text:a></text:p>
          </table:table-cell>
          <table:table-cell office:value-type="string" calcext:value-type="string">
            <text:p><text:a xlink:href="http://en.wikipedia.org/wiki/1_E-10_m" xlink:type="simple">155</text:a></text:p>
          </table:table-cell>
          <table:table-cell office:value-type="string" calcext:value-type="string">
            <text:p><text:a xlink:href="http://en.wikipedia.org/wiki/1_E-10_m" xlink:type="simple">156</text:a></text:p>
          </table:table-cell>
          <table:table-cell office:value-type="string" calcext:value-type="string">
            <text:p><text:a xlink:href="http://en.wikipedia.org/wiki/1_E-10_m" xlink:type="simple">193</text:a></text:p>
          </table:table-cell>
          <table:table-cell office:value-type="string" calcext:value-type="string">
            <text:p><text:a xlink:href="http://en.wikipedia.org/wiki/1_E-10_m" xlink:type="simple">144</text:a></text:p>
          </table:table-cell>
          <table:table-cell office:value-type="string" calcext:value-type="string">
            <text:p><text:a xlink:href="http://en.wikipedia.org/wiki/1_E-11_m" xlink:type="simple">146</text:a></text:p>
          </table:table-cell>
          <table:table-cell office:value-type="string" calcext:value-type="string">
            <text:p><text:a xlink:href="http://en.wikipedia.org/wiki/1_E-10_m" xlink:type="simple">167</text:a>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in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17" calcext:value-type="float">
            <text:p>217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table:style-name="ce137"/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a xlink:href="http://en.wikipedia.org/wiki/Tin" xlink:type="simple">tin</text:a>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0_m" xlink:type="simple">217</text:a></text:p>
          </table:table-cell>
          <table:table-cell office:value-type="string" calcext:value-type="string">
            <text:p><text:a xlink:href="http://en.wikipedia.org/wiki/1_E-10_m" xlink:type="simple">141</text:a></text:p>
          </table:table-cell>
          <table:table-cell office:value-type="string" calcext:value-type="string">
            <text:p><text:a xlink:href="http://en.wikipedia.org/wiki/1_E-11_m" xlink:type="simple">132</text:a></text:p>
          </table:table-cell>
          <table:table-cell table:style-name="ce13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antimony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206" calcext:value-type="float">
            <text:p>206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table:style-name="ce137"/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<text:a xlink:href="http://en.wikipedia.org/wiki/Antimony" xlink:type="simple">antimony</text:a>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0_m" xlink:type="simple">133</text:a></text:p>
          </table:table-cell>
          <table:table-cell office:value-type="string" calcext:value-type="string">
            <text:p><text:a xlink:href="http://en.wikipedia.org/wiki/1_E-10_m" xlink:type="simple">206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138</text:a></text:p>
          </table:table-cell>
          <table:table-cell office:value-type="string" calcext:value-type="string">
            <text:p><text:a xlink:href="http://en.wikipedia.org/wiki/1_E-11_m" xlink:type="simple">127</text:a></text:p>
          </table:table-cell>
          <table:table-cell table:style-name="ce137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lurium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206" calcext:value-type="float">
            <text:p>206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style-name="ce137"/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<text:a xlink:href="http://en.wikipedia.org/wiki/Tellurium" xlink:type="simple">tellurium</text:a></text:p>
          </table:table-cell>
          <table:table-cell office:value-type="string" calcext:value-type="string">
            <text:p><text:a xlink:href="http://en.wikipedia.org/wiki/1_E-10_m" xlink:type="simple">140</text:a></text:p>
          </table:table-cell>
          <table:table-cell office:value-type="string" calcext:value-type="string">
            <text:p><text:a xlink:href="http://en.wikipedia.org/wiki/1_E-10_m" xlink:type="simple">123</text:a></text:p>
          </table:table-cell>
          <table:table-cell office:value-type="string" calcext:value-type="string">
            <text:p><text:a xlink:href="http://en.wikipedia.org/wiki/1_E-10_m" xlink:type="simple">206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1_m" xlink:type="simple">121</text:a></text:p>
          </table:table-cell>
          <table:table-cell table:style-name="ce137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odine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198" calcext:value-type="float">
            <text:p>198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table:style-name="ce137"/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://en.wikipedia.org/wiki/Iodine" xlink:type="simple">iodine</text:a></text:p>
          </table:table-cell>
          <table:table-cell office:value-type="string" calcext:value-type="string">
            <text:p><text:a xlink:href="http://en.wikipedia.org/wiki/1_E-10_m" xlink:type="simple">140</text:a></text:p>
          </table:table-cell>
          <table:table-cell office:value-type="string" calcext:value-type="string">
            <text:p><text:a xlink:href="http://en.wikipedia.org/wiki/1_E-10_m" xlink:type="simple">115</text:a></text:p>
          </table:table-cell>
          <table:table-cell office:value-type="string" calcext:value-type="string">
            <text:p><text:a xlink:href="http://en.wikipedia.org/wiki/1_E-10_m" xlink:type="simple">198</text:a></text:p>
          </table:table-cell>
          <table:table-cell office:value-type="string" calcext:value-type="string">
            <text:p><text:a xlink:href="http://en.wikipedia.org/wiki/1_E-10_m" xlink:type="simple">133</text:a></text:p>
          </table:table-cell>
          <table:table-cell office:value-type="string" calcext:value-type="string">
            <text:p><text:a xlink:href="http://en.wikipedia.org/wiki/1_E-11_m" xlink:type="simple">125</text:a></text:p>
          </table:table-cell>
          <table:table-cell table:style-name="ce137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no data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table:style-name="ce137"/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<text:a xlink:href="http://en.wikipedia.org/wiki/Xenon" xlink:type="simple">xenon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08</text:a></text:p>
          </table:table-cell>
          <table:table-cell office:value-type="string" calcext:value-type="string">
            <text:p><text:a xlink:href="http://en.wikipedia.org/wiki/1_E-10_m" xlink:type="simple">216</text:a></text:p>
          </table:table-cell>
          <table:table-cell office:value-type="string" calcext:value-type="string">
            <text:p><text:a xlink:href="http://en.wikipedia.org/wiki/1_E-10_m" xlink:type="simple">130</text:a></text:p>
          </table:table-cell>
          <table:table-cell office:value-type="string" calcext:value-type="string">
            <text:p><text:a xlink:href="http://en.wikipedia.org/wiki/1_E-11_m" xlink:type="simple">122</text:a></text:p>
          </table:table-cell>
          <table:table-cell table:style-name="ce137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esium</text:p>
          </table:table-cell>
          <table:table-cell office:value-type="float" office:value="260" calcext:value-type="float">
            <text:p>260</text:p>
          </table:table-cell>
          <table:table-cell office:value-type="float" office:value="298" calcext:value-type="float">
            <text:p>298</text:p>
          </table:table-cell>
          <table:table-cell office:value-type="float" office:value="343" calcext:value-type="float">
            <text:p>34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o data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a xlink:href="http://en.wikipedia.org/wiki/Caesium" xlink:type="simple">caesium</text:a></text:p>
          </table:table-cell>
          <table:table-cell office:value-type="string" calcext:value-type="string">
            <text:p><text:a xlink:href="http://en.wikipedia.org/wiki/1_E-10_m" xlink:type="simple">260</text:a></text:p>
          </table:table-cell>
          <table:table-cell office:value-type="string" calcext:value-type="string">
            <text:p><text:a xlink:href="http://en.wikipedia.org/wiki/1_E-10_m" xlink:type="simple">298</text:a></text:p>
          </table:table-cell>
          <table:table-cell office:value-type="string" calcext:value-type="string">
            <text:p><text:a xlink:href="http://en.wikipedia.org/wiki/1_E-10_m" xlink:type="simple">343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225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265</text:a></text:p>
          </table:table-cell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um</text:p>
          </table:table-cell>
          <table:table-cell office:value-type="float" office:value="215" calcext:value-type="float">
            <text:p>215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198" calcext:value-type="float">
            <text:p>198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a xlink:href="http://en.wikipedia.org/wiki/Barium" xlink:type="simple">barium</text:a></text:p>
          </table:table-cell>
          <table:table-cell office:value-type="string" calcext:value-type="string">
            <text:p><text:a xlink:href="http://en.wikipedia.org/wiki/1_E-10_m" xlink:type="simple">215</text:a></text:p>
          </table:table-cell>
          <table:table-cell office:value-type="string" calcext:value-type="string">
            <text:p><text:a xlink:href="http://en.wikipedia.org/wiki/1_E-10_m" xlink:type="simple">253</text:a></text:p>
          </table:table-cell>
          <table:table-cell office:value-type="string" calcext:value-type="string">
            <text:p><text:a xlink:href="http://en.wikipedia.org/wiki/1_E-10_m" xlink:type="simple">268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198</text:a></text:p>
          </table:table-cell>
          <table:table-cell office:value-type="string" calcext:value-type="string">
            <text:p><text:a xlink:href="http://en.wikipedia.org/wiki/1_E-11_m" xlink:type="simple">149</text:a></text:p>
          </table:table-cell>
          <table:table-cell office:value-type="string" calcext:value-type="string">
            <text:p><text:a xlink:href="http://en.wikipedia.org/wiki/1_E-10_m" xlink:type="simple">222</text:a>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nthanum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no data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http://en.wikipedia.org/wiki/Lanthanum" xlink:type="simple">lanthanum</text:a></text:p>
          </table:table-cell>
          <table:table-cell office:value-type="string" calcext:value-type="string">
            <text:p><text:a xlink:href="http://en.wikipedia.org/wiki/1_E-10_m" xlink:type="simple">195</text:a>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69</text:a></text:p>
          </table:table-cell>
          <table:table-cell office:value-type="string" calcext:value-type="string">
            <text:p><text:a xlink:href="http://en.wikipedia.org/wiki/1_E-11_m" xlink:type="simple">139</text:a></text:p>
          </table:table-cell>
          <table:table-cell office:value-type="string" calcext:value-type="string">
            <text:p><text:a xlink:href="http://en.wikipedia.org/wiki/1_E-10_m" xlink:type="simple">187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rium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no data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a xlink:href="http://en.wikipedia.org/wiki/Cerium" xlink:type="simple">cerium</text:a></text:p>
          </table:table-cell>
          <table:table-cell office:value-type="string" calcext:value-type="string">
            <text:p><text:a xlink:href="http://en.wikipedia.org/wiki/1_E-10_m" xlink:type="simple">185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31</text:a></text:p>
          </table:table-cell>
          <table:table-cell office:value-type="string" calcext:value-type="string">
            <text:p><text:a xlink:href="http://en.wikipedia.org/wiki/1_E-10_m" xlink:type="simple">181.8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aseodymium</text:p>
          </table:table-cell>
          <table:table-cell office:value-type="float" office:value="185" calcext:value-type="float">
            <text:p>185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no data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<text:a xlink:href="http://en.wikipedia.org/wiki/Praseodymium" xlink:type="simple">praseodymium</text:a></text:p>
          </table:table-cell>
          <table:table-cell office:value-type="string" calcext:value-type="string">
            <text:p><text:a xlink:href="http://en.wikipedia.org/wiki/1_E-10_m" xlink:type="simple">185</text:a></text:p>
          </table:table-cell>
          <table:table-cell office:value-type="string" calcext:value-type="string">
            <text:p><text:a xlink:href="http://en.wikipedia.org/wiki/1_E-10_m" xlink:type="simple">247</text:a>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28</text:a></text:p>
          </table:table-cell>
          <table:table-cell office:value-type="string" calcext:value-type="string">
            <text:p><text:a xlink:href="http://en.wikipedia.org/wiki/1_E-10_m" xlink:type="simple">182.4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odymium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string" calcext:value-type="string">
            <text:p>no dat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<text:a xlink:href="http://en.wikipedia.org/wiki/Neodymium" xlink:type="simple">neodymium</text:a></text:p>
          </table:table-cell>
          <table:table-cell office:value-type="string" calcext:value-type="string">
            <text:p><text:a xlink:href="http://en.wikipedia.org/wiki/1_E-10_m" xlink:type="simple">185</text:a></text:p>
          </table:table-cell>
          <table:table-cell office:value-type="string" calcext:value-type="string">
            <text:p><text:a xlink:href="http://en.wikipedia.org/wiki/1_E-10_m" xlink:type="simple">206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81.4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romethium</text:p>
          </table:table-cell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string" calcext:value-type="string">
            <text:p>no data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<text:a xlink:href="http://en.wikipedia.org/wiki/Promethium" xlink:type="simple">promethium</text:a></text:p>
          </table:table-cell>
          <table:table-cell office:value-type="string" calcext:value-type="string">
            <text:p><text:a xlink:href="http://en.wikipedia.org/wiki/1_E-10_m" xlink:type="simple">185</text:a></text:p>
          </table:table-cell>
          <table:table-cell office:value-type="string" calcext:value-type="string">
            <text:p><text:a xlink:href="http://en.wikipedia.org/wiki/1_E-10_m" xlink:type="simple">205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83.4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arium</text:p>
          </table:table-cell>
          <table:table-cell office:value-type="float" office:value="185" calcext:value-type="float">
            <text:p>185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string" calcext:value-type="string">
            <text:p>no dat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a xlink:href="http://en.wikipedia.org/wiki/Samarium" xlink:type="simple">samarium</text:a></text:p>
          </table:table-cell>
          <table:table-cell office:value-type="string" calcext:value-type="string">
            <text:p><text:a xlink:href="http://en.wikipedia.org/wiki/1_E-10_m" xlink:type="simple">185</text:a></text:p>
          </table:table-cell>
          <table:table-cell office:value-type="string" calcext:value-type="string">
            <text:p><text:a xlink:href="http://en.wikipedia.org/wiki/1_E-10_m" xlink:type="simple">238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80.4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ium</text:p>
          </table:table-cell>
          <table:table-cell office:value-type="float" office:value="185" calcext:value-type="float">
            <text:p>185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string" calcext:value-type="string">
            <text:p>no data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<text:a xlink:href="http://en.wikipedia.org/wiki/Europium" xlink:type="simple">europium</text:a></text:p>
          </table:table-cell>
          <table:table-cell office:value-type="string" calcext:value-type="string">
            <text:p><text:a xlink:href="http://en.wikipedia.org/wiki/1_E-10_m" xlink:type="simple">185</text:a></text:p>
          </table:table-cell>
          <table:table-cell office:value-type="string" calcext:value-type="string">
            <text:p><text:a xlink:href="http://en.wikipedia.org/wiki/1_E-10_m" xlink:type="simple">231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80.4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dolinium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no data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://en.wikipedia.org/wiki/Gadolinium" xlink:type="simple">gadolinium</text:a></text:p>
          </table:table-cell>
          <table:table-cell office:value-type="string" calcext:value-type="string">
            <text:p><text:a xlink:href="http://en.wikipedia.org/wiki/1_E-10_m" xlink:type="simple">180</text:a></text:p>
          </table:table-cell>
          <table:table-cell office:value-type="string" calcext:value-type="string">
            <text:p><text:a xlink:href="http://en.wikipedia.org/wiki/1_E-10_m" xlink:type="simple">233</text:a>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32</text:a></text:p>
          </table:table-cell>
          <table:table-cell office:value-type="string" calcext:value-type="string">
            <text:p><text:a xlink:href="http://en.wikipedia.org/wiki/1_E-10_m" xlink:type="simple">180.4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rbium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o data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<text:a xlink:href="http://en.wikipedia.org/wiki/Terbium" xlink:type="simple">terb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office:value-type="string" calcext:value-type="string">
            <text:p><text:a xlink:href="http://en.wikipedia.org/wiki/1_E-10_m" xlink:type="simple">225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77.3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sprosium</text:p>
          </table:table-cell>
          <table:table-cell office:value-type="float" office:value="175" calcext:value-type="float">
            <text:p>175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string" calcext:value-type="string">
            <text:p>no data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<text:a xlink:href="http://en.wikipedia.org/wiki/Dysprosium" xlink:type="simple">dyspros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office:value-type="string" calcext:value-type="string">
            <text:p><text:a xlink:href="http://en.wikipedia.org/wiki/1_E-10_m" xlink:type="simple">228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78.1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olmium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no data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<text:a xlink:href="http://en.wikipedia.org/wiki/Holmium" xlink:type="simple">holm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76.2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bium</text:p>
          </table:table-cell>
          <table:table-cell office:value-type="float" office:value="175" calcext:value-type="float">
            <text:p>175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string" calcext:value-type="string">
            <text:p>no data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<text:a xlink:href="http://en.wikipedia.org/wiki/Erbium" xlink:type="simple">erb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office:value-type="string" calcext:value-type="string">
            <text:p><text:a xlink:href="http://en.wikipedia.org/wiki/1_E-10_m" xlink:type="simple">226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76.1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hulium</text:p>
          </table:table-cell>
          <table:table-cell office:value-type="float" office:value="175" calcext:value-type="float">
            <text:p>175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string" calcext:value-type="string">
            <text:p>no data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<text:a xlink:href="http://en.wikipedia.org/wiki/Thulium" xlink:type="simple">thul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office:value-type="string" calcext:value-type="string">
            <text:p><text:a xlink:href="http://en.wikipedia.org/wiki/1_E-10_m" xlink:type="simple">222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75.9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tterbium</text:p>
          </table:table-cell>
          <table:table-cell office:value-type="float" office:value="175" calcext:value-type="float">
            <text:p>175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string" calcext:value-type="string">
            <text:p>no dat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<text:a xlink:href="http://en.wikipedia.org/wiki/Ytterbium" xlink:type="simple">ytterb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office:value-type="string" calcext:value-type="string">
            <text:p><text:a xlink:href="http://en.wikipedia.org/wiki/1_E-10_m" xlink:type="simple">222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76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tetium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o data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a xlink:href="http://en.wikipedia.org/wiki/Lutetium" xlink:type="simple">lutet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office:value-type="string" calcext:value-type="string">
            <text:p><text:a xlink:href="http://en.wikipedia.org/wiki/1_E-10_m" xlink:type="simple">217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60</text:a></text:p>
          </table:table-cell>
          <table:table-cell office:value-type="string" calcext:value-type="string">
            <text:p><text:a xlink:href="http://en.wikipedia.org/wiki/1_E-11_m" xlink:type="simple">131</text:a></text:p>
          </table:table-cell>
          <table:table-cell office:value-type="string" calcext:value-type="string">
            <text:p><text:a xlink:href="http://en.wikipedia.org/wiki/1_E-10_m" xlink:type="simple">173.8</text:a> <text:a xlink:href="http://en.wikipedia.org/wiki/Atomic_radii_of_the_elements_%28data_page%29#Note_c" xlink:type="simple">c</text:a></text:p>
          </table:table-cell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afnium</text:p>
          </table:table-cell>
          <table:table-cell office:value-type="float" office:value="155" calcext:value-type="float">
            <text:p>15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 data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<text:a xlink:href="http://en.wikipedia.org/wiki/Hafnium" xlink:type="simple">hafnium</text:a></text:p>
          </table:table-cell>
          <table:table-cell office:value-type="string" calcext:value-type="string">
            <text:p><text:a xlink:href="http://en.wikipedia.org/wiki/1_E-10_m" xlink:type="simple">155</text:a></text:p>
          </table:table-cell>
          <table:table-cell office:value-type="string" calcext:value-type="string">
            <text:p><text:a xlink:href="http://en.wikipedia.org/wiki/1_E-10_m" xlink:type="simple">208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50</text:a></text:p>
          </table:table-cell>
          <table:table-cell office:value-type="string" calcext:value-type="string">
            <text:p><text:a xlink:href="http://en.wikipedia.org/wiki/1_E-11_m" xlink:type="simple">122</text:a></text:p>
          </table:table-cell>
          <table:table-cell office:value-type="string" calcext:value-type="string">
            <text:p><text:a xlink:href="http://en.wikipedia.org/wiki/1_E-10_m" xlink:type="simple">159</text:a></text:p>
          </table:table-cell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ntalum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 data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<text:a xlink:href="http://en.wikipedia.org/wiki/Tantalum" xlink:type="simple">tantalum</text:a>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0_m" xlink:type="simple">200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38</text:a></text:p>
          </table:table-cell>
          <table:table-cell office:value-type="string" calcext:value-type="string">
            <text:p><text:a xlink:href="http://en.wikipedia.org/wiki/1_E-11_m" xlink:type="simple">119</text:a></text:p>
          </table:table-cell>
          <table:table-cell office:value-type="string" calcext:value-type="string">
            <text:p><text:a xlink:href="http://en.wikipedia.org/wiki/1_E-10_m" xlink:type="simple">146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ngsten</text:p>
          </table:table-cell>
          <table:table-cell office:value-type="float" office:value="135" calcext:value-type="float">
            <text:p>1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o data</text:p>
          </table:table-cell>
          <table:table-cell office:value-type="float" office:value="146" calcext:value-type="float">
            <text:p>146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://en.wikipedia.org/wiki/Tungsten" xlink:type="simple">tungsten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93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46</text:a></text:p>
          </table:table-cell>
          <table:table-cell office:value-type="string" calcext:value-type="string">
            <text:p><text:a xlink:href="http://en.wikipedia.org/wiki/1_E-11_m" xlink:type="simple">115</text:a></text:p>
          </table:table-cell>
          <table:table-cell office:value-type="string" calcext:value-type="string">
            <text:p><text:a xlink:href="http://en.wikipedia.org/wiki/1_E-10_m" xlink:type="simple">139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henium</text:p>
          </table:table-cell>
          <table:table-cell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 data</text:p>
          </table:table-cell>
          <table:table-cell office:value-type="float" office:value="159" calcext:value-type="float">
            <text:p>159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<text:a xlink:href="http://en.wikipedia.org/wiki/Rhenium" xlink:type="simple">rhenium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88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59</text:a></text:p>
          </table:table-cell>
          <table:table-cell office:value-type="string" calcext:value-type="string">
            <text:p><text:a xlink:href="http://en.wikipedia.org/wiki/1_E-11_m" xlink:type="simple">110</text:a></text:p>
          </table:table-cell>
          <table:table-cell office:value-type="string" calcext:value-type="string">
            <text:p><text:a xlink:href="http://en.wikipedia.org/wiki/1_E-10_m" xlink:type="simple">137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mium</text:p>
          </table:table-cell>
          <table:table-cell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o data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a xlink:href="http://en.wikipedia.org/wiki/Osmium" xlink:type="simple">osmium</text:a></text:p>
          </table:table-cell>
          <table:table-cell office:value-type="string" calcext:value-type="string">
            <text:p><text:a xlink:href="http://en.wikipedia.org/wiki/1_E-10_m" xlink:type="simple">130</text:a></text:p>
          </table:table-cell>
          <table:table-cell office:value-type="string" calcext:value-type="string">
            <text:p><text:a xlink:href="http://en.wikipedia.org/wiki/1_E-10_m" xlink:type="simple">185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28</text:a></text:p>
          </table:table-cell>
          <table:table-cell office:value-type="string" calcext:value-type="string">
            <text:p><text:a xlink:href="http://en.wikipedia.org/wiki/1_E-11_m" xlink:type="simple">109</text:a></text:p>
          </table:table-cell>
          <table:table-cell office:value-type="string" calcext:value-type="string">
            <text:p><text:a xlink:href="http://en.wikipedia.org/wiki/1_E-10_m" xlink:type="simple">135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idium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o data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<text:a xlink:href="http://en.wikipedia.org/wiki/Iridium" xlink:type="simple">iridium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80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37</text:a></text:p>
          </table:table-cell>
          <table:table-cell office:value-type="string" calcext:value-type="string">
            <text:p><text:a xlink:href="http://en.wikipedia.org/wiki/1_E-11_m" xlink:type="simple">107</text:a></text:p>
          </table:table-cell>
          <table:table-cell office:value-type="string" calcext:value-type="string">
            <text:p><text:a xlink:href="http://en.wikipedia.org/wiki/1_E-10_m" xlink:type="simple">135.5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latinum</text:p>
          </table:table-cell>
          <table:table-cell office:value-type="float" office:value="135" calcext:value-type="float">
            <text:p>135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a xlink:href="http://en.wikipedia.org/wiki/Platinum" xlink:type="simple">platinum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77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office:value-type="string" calcext:value-type="string">
            <text:p><text:a xlink:href="http://en.wikipedia.org/wiki/1_E-10_m" xlink:type="simple">128</text:a></text:p>
          </table:table-cell>
          <table:table-cell office:value-type="string" calcext:value-type="string">
            <text:p><text:a xlink:href="http://en.wikipedia.org/wiki/1_E-11_m" xlink:type="simple">110</text:a></text:p>
          </table:table-cell>
          <table:table-cell office:value-type="string" calcext:value-type="string">
            <text:p><text:a xlink:href="http://en.wikipedia.org/wiki/1_E-10_m" xlink:type="simple">138.5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gold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<text:a xlink:href="http://en.wikipedia.org/wiki/Gold" xlink:type="simple">gold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74</text:a></text:p>
          </table:table-cell>
          <table:table-cell office:value-type="string" calcext:value-type="string">
            <text:p><text:a xlink:href="http://en.wikipedia.org/wiki/1_E-10_m" xlink:type="simple">166</text:a></text:p>
          </table:table-cell>
          <table:table-cell office:value-type="string" calcext:value-type="string">
            <text:p><text:a xlink:href="http://en.wikipedia.org/wiki/1_E-10_m" xlink:type="simple">144</text:a></text:p>
          </table:table-cell>
          <table:table-cell office:value-type="string" calcext:value-type="string">
            <text:p><text:a xlink:href="http://en.wikipedia.org/wiki/1_E-11_m" xlink:type="simple">123</text:a></text:p>
          </table:table-cell>
          <table:table-cell office:value-type="string" calcext:value-type="string">
            <text:p><text:a xlink:href="http://en.wikipedia.org/wiki/1_E-10_m" xlink:type="simple">144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ercury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o data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<text:a xlink:href="http://en.wikipedia.org/wiki/Mercury_%28element%29" xlink:type="simple">mercury</text:a></text:p>
          </table:table-cell>
          <table:table-cell office:value-type="string" calcext:value-type="string">
            <text:p><text:a xlink:href="http://en.wikipedia.org/wiki/1_E-10_m" xlink:type="simple">150</text:a></text:p>
          </table:table-cell>
          <table:table-cell office:value-type="string" calcext:value-type="string">
            <text:p><text:a xlink:href="http://en.wikipedia.org/wiki/1_E-10_m" xlink:type="simple">171</text:a></text:p>
          </table:table-cell>
          <table:table-cell office:value-type="string" calcext:value-type="string">
            <text:p><text:a xlink:href="http://en.wikipedia.org/wiki/1_E-10_m" xlink:type="simple">155</text:a></text:p>
          </table:table-cell>
          <table:table-cell office:value-type="string" calcext:value-type="string">
            <text:p><text:a xlink:href="http://en.wikipedia.org/wiki/1_E-10_m" xlink:type="simple">149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51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hallium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a xlink:href="http://en.wikipedia.org/wiki/Thallium" xlink:type="simple">thallium</text:a></text:p>
          </table:table-cell>
          <table:table-cell office:value-type="string" calcext:value-type="string">
            <text:p><text:a xlink:href="http://en.wikipedia.org/wiki/1_E-10_m" xlink:type="simple">190</text:a></text:p>
          </table:table-cell>
          <table:table-cell office:value-type="string" calcext:value-type="string">
            <text:p><text:a xlink:href="http://en.wikipedia.org/wiki/1_E-10_m" xlink:type="simple">156</text:a></text:p>
          </table:table-cell>
          <table:table-cell office:value-type="string" calcext:value-type="string">
            <text:p><text:a xlink:href="http://en.wikipedia.org/wiki/1_E-10_m" xlink:type="simple">196</text:a></text:p>
          </table:table-cell>
          <table:table-cell office:value-type="string" calcext:value-type="string">
            <text:p><text:a xlink:href="http://en.wikipedia.org/wiki/1_E-10_m" xlink:type="simple">148</text:a></text:p>
          </table:table-cell>
          <table:table-cell office:value-type="string" calcext:value-type="string">
            <text:p><text:a xlink:href="http://en.wikipedia.org/wiki/1_E-11_m" xlink:type="simple">150</text:a></text:p>
          </table:table-cell>
          <table:table-cell office:value-type="string" calcext:value-type="string">
            <text:p><text:a xlink:href="http://en.wikipedia.org/wiki/1_E-10_m" xlink:type="simple">170</text:a></text:p>
          </table:table-cell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ead</text:p>
          </table:table-cell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table:style-name="ce137"/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<text:a xlink:href="http://en.wikipedia.org/wiki/Lead" xlink:type="simple">lead</text:a></text:p>
          </table:table-cell>
          <table:table-cell office:value-type="string" calcext:value-type="string">
            <text:p><text:a xlink:href="http://en.wikipedia.org/wiki/1_E-10_m" xlink:type="simple">180</text:a></text:p>
          </table:table-cell>
          <table:table-cell office:value-type="string" calcext:value-type="string">
            <text:p><text:a xlink:href="http://en.wikipedia.org/wiki/1_E-10_m" xlink:type="simple">154</text:a></text:p>
          </table:table-cell>
          <table:table-cell office:value-type="string" calcext:value-type="string">
            <text:p><text:a xlink:href="http://en.wikipedia.org/wiki/1_E-10_m" xlink:type="simple">202</text:a></text:p>
          </table:table-cell>
          <table:table-cell office:value-type="string" calcext:value-type="string">
            <text:p><text:a xlink:href="http://en.wikipedia.org/wiki/1_E-10_m" xlink:type="simple">147</text:a></text:p>
          </table:table-cell>
          <table:table-cell office:value-type="string" calcext:value-type="string">
            <text:p><text:a xlink:href="http://en.wikipedia.org/wiki/1_E-11_m" xlink:type="simple">137</text:a></text:p>
          </table:table-cell>
          <table:table-cell table:style-name="ce137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smuth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207" calcext:value-type="float">
            <text:p>207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table:style-name="ce137"/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://en.wikipedia.org/wiki/Bismuth" xlink:type="simple">bismuth</text:a></text:p>
          </table:table-cell>
          <table:table-cell office:value-type="string" calcext:value-type="string">
            <text:p><text:a xlink:href="http://en.wikipedia.org/wiki/1_E-10_m" xlink:type="simple">160</text:a></text:p>
          </table:table-cell>
          <table:table-cell office:value-type="string" calcext:value-type="string">
            <text:p><text:a xlink:href="http://en.wikipedia.org/wiki/1_E-10_m" xlink:type="simple">143</text:a></text:p>
          </table:table-cell>
          <table:table-cell office:value-type="string" calcext:value-type="string">
            <text:p><text:a xlink:href="http://en.wikipedia.org/wiki/1_E-10_m" xlink:type="simple">207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146</text:a></text:p>
          </table:table-cell>
          <table:table-cell office:value-type="string" calcext:value-type="string">
            <text:p><text:a xlink:href="http://en.wikipedia.org/wiki/1_E-11_m" xlink:type="simple">135</text:a></text:p>
          </table:table-cell>
          <table:table-cell table:style-name="ce137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lonium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 data</text:p>
          </table:table-cell>
          <table:table-cell office:value-type="float" office:value="129" calcext:value-type="float">
            <text:p>129</text:p>
          </table:table-cell>
          <table:table-cell table:style-name="ce137"/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<text:a xlink:href="http://en.wikipedia.org/wiki/Polonium" xlink:type="simple">polonium</text:a></text:p>
          </table:table-cell>
          <table:table-cell office:value-type="string" calcext:value-type="string">
            <text:p><text:a xlink:href="http://en.wikipedia.org/wiki/1_E-10_m" xlink:type="simple">190</text:a></text:p>
          </table:table-cell>
          <table:table-cell office:value-type="string" calcext:value-type="string">
            <text:p><text:a xlink:href="http://en.wikipedia.org/wiki/1_E-10_m" xlink:type="simple">135</text:a></text:p>
          </table:table-cell>
          <table:table-cell office:value-type="string" calcext:value-type="string">
            <text:p><text:a xlink:href="http://en.wikipedia.org/wiki/1_E-10_m" xlink:type="simple">197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29</text:a></text:p>
          </table:table-cell>
          <table:table-cell table:style-name="ce137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atine</text:p>
          </table:table-cell>
          <table:table-cell table:number-columns-repeated="2" office:value-type="string" calcext:value-type="string">
            <text:p>no dat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o data</text:p>
          </table:table-cell>
          <table:table-cell office:value-type="float" office:value="138" calcext:value-type="float">
            <text:p>138</text:p>
          </table:table-cell>
          <table:table-cell table:style-name="ce137"/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<text:a xlink:href="http://en.wikipedia.org/wiki/Astatine" xlink:type="simple">astatine</text:a>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202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38</text:a></text:p>
          </table:table-cell>
          <table:table-cell table:style-name="ce137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no data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table:style-name="ce137"/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a xlink:href="http://en.wikipedia.org/wiki/Radon" xlink:type="simple">radon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20</text:a></text:p>
          </table:table-cell>
          <table:table-cell office:value-type="string" calcext:value-type="string">
            <text:p><text:a xlink:href="http://en.wikipedia.org/wiki/1_E-10_m" xlink:type="simple">220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<text:a xlink:href="http://en.wikipedia.org/wiki/1_E-10_m" xlink:type="simple">145</text:a></text:p>
          </table:table-cell>
          <table:table-cell office:value-type="string" calcext:value-type="string">
            <text:p><text:a xlink:href="http://en.wikipedia.org/wiki/1_E-11_m" xlink:type="simple">133</text:a></text:p>
          </table:table-cell>
          <table:table-cell table:style-name="ce137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ium</text:p>
          </table:table-cell>
          <table:table-cell table:number-columns-repeated="2" office:value-type="string" calcext:value-type="string">
            <text:p>no data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no data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a xlink:href="http://en.wikipedia.org/wiki/Francium" xlink:type="simple">francium</text:a>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348</text:a> <text:a xlink:href="http://en.wikipedia.org/wiki/Atomic_radii_of_the_elements_%28data_page%29#Note_a" xlink:type="simple">a</text:a></text:p>
          </table:table-cell>
          <table:table-cell table:number-columns-repeated="3"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dium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o dat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o data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<text:a xlink:href="http://en.wikipedia.org/wiki/Radium" xlink:type="simple">radium</text:a></text:p>
          </table:table-cell>
          <table:table-cell office:value-type="string" calcext:value-type="string">
            <text:p><text:a xlink:href="http://en.wikipedia.org/wiki/1_E-10_m" xlink:type="simple">215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283</text:a> <text:a xlink:href="http://en.wikipedia.org/wiki/Atomic_radii_of_the_elements_%28data_page%29#Note_a" xlink:type="simple">a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59</text:a></text:p>
          </table:table-cell>
          <table:table-cell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inium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no data</text:p>
          </table:table-cell>
          <table:table-cell office:value-type="float" office:value="140" calcext:value-type="float">
            <text:p>140</text:p>
          </table:table-cell>
          <table:table-cell table:style-name="ce137"/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a xlink:href="http://en.wikipedia.org/wiki/Actinium" xlink:type="simple">actinium</text:a></text:p>
          </table:table-cell>
          <table:table-cell office:value-type="string" calcext:value-type="string">
            <text:p><text:a xlink:href="http://en.wikipedia.org/wiki/1_E-10_m" xlink:type="simple">195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40</text:a></text:p>
          </table:table-cell>
          <table:table-cell table:style-name="ce137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orium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no data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a xlink:href="http://en.wikipedia.org/wiki/Thorium" xlink:type="simple">thorium</text:a></text:p>
          </table:table-cell>
          <table:table-cell office:value-type="string" calcext:value-type="string">
            <text:p><text:a xlink:href="http://en.wikipedia.org/wiki/1_E-10_m" xlink:type="simple">180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36</text:a></text:p>
          </table:table-cell>
          <table:table-cell office:value-type="string" calcext:value-type="string">
            <text:p><text:a xlink:href="http://en.wikipedia.org/wiki/1_E-10_m" xlink:type="simple">179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otactinium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no data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a xlink:href="http://en.wikipedia.org/wiki/Protactinium" xlink:type="simple">protactinium</text:a></text:p>
          </table:table-cell>
          <table:table-cell office:value-type="string" calcext:value-type="string">
            <text:p><text:a xlink:href="http://en.wikipedia.org/wiki/1_E-10_m" xlink:type="simple">180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29</text:a></text:p>
          </table:table-cell>
          <table:table-cell office:value-type="string" calcext:value-type="string">
            <text:p><text:a xlink:href="http://en.wikipedia.org/wiki/1_E-10_m" xlink:type="simple">163</text:a> <text:a xlink:href="http://en.wikipedia.org/wiki/Atomic_radii_of_the_elements_%28data_page%29#Note_d" xlink:type="simple">d</text:a></text:p>
          </table:table-cell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raniu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o da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o data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a xlink:href="http://en.wikipedia.org/wiki/Uranium" xlink:type="simple">uran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86</text:a>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18</text:a></text:p>
          </table:table-cell>
          <table:table-cell office:value-type="string" calcext:value-type="string">
            <text:p><text:a xlink:href="http://en.wikipedia.org/wiki/1_E-10_m" xlink:type="simple">156</text:a> <text:a xlink:href="http://en.wikipedia.org/wiki/Atomic_radii_of_the_elements_%28data_page%29#Note_e" xlink:type="simple">e</text:a></text:p>
          </table:table-cell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tunium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no data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<text:a xlink:href="http://en.wikipedia.org/wiki/Neptunium" xlink:type="simple">neptun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table:number-columns-repeated="3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16</text:a></text:p>
          </table:table-cell>
          <table:table-cell office:value-type="string" calcext:value-type="string">
            <text:p><text:a xlink:href="http://en.wikipedia.org/wiki/1_E-10_m" xlink:type="simple">155</text:a> <text:a xlink:href="http://en.wikipedia.org/wiki/Atomic_radii_of_the_elements_%28data_page%29#Note_e" xlink:type="simple">e</text:a>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lutonium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no data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<text:a xlink:href="http://en.wikipedia.org/wiki/Plutonium" xlink:type="simple">pluton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59</text:a> <text:a xlink:href="http://en.wikipedia.org/wiki/Atomic_radii_of_the_elements_%28data_page%29#Note_e" xlink:type="simple">e</text:a></text:p>
          </table:table-cell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ericium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no data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a xlink:href="http://en.wikipedia.org/wiki/Americium" xlink:type="simple">americium</text:a></text:p>
          </table:table-cell>
          <table:table-cell office:value-type="string" calcext:value-type="string">
            <text:p><text:a xlink:href="http://en.wikipedia.org/wiki/1_E-10_m" xlink:type="simple">175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73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ur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<text:a xlink:href="http://en.wikipedia.org/wiki/Curium" xlink:type="simple">curium</text:a></text:p>
          </table:table-cell>
          <table:table-cell table:number-columns-repeated="5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74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erkel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<text:a xlink:href="http://en.wikipedia.org/wiki/Berkelium" xlink:type="simple">berkelium</text:a></text:p>
          </table:table-cell>
          <table:table-cell table:number-columns-repeated="5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70</text:a>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liforn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<text:a xlink:href="http://en.wikipedia.org/wiki/Californium" xlink:type="simple">californium</text:a></text:p>
          </table:table-cell>
          <table:table-cell table:number-columns-repeated="5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86</text:a>+/- 2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instein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://en.wikipedia.org/wiki/Einsteinium" xlink:type="simple">einsteinium</text:a></text:p>
          </table:table-cell>
          <table:table-cell table:number-columns-repeated="5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0_m" xlink:type="simple">186</text:a>+/- 2 <text:a xlink:href="http://en.wikipedia.org/wiki/Atomic_radii_of_the_elements_%28data_page%29#Note_b" xlink:type="simple">b</text:a>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<text:a xlink:href="http://en.wikipedia.org/wiki/Fermium" xlink:type="simple">fermium</text:a></text:p>
          </table:table-cell>
          <table:table-cell table:number-columns-repeated="6"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ndelev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://en.wikipedia.org/wiki/Mendelevium" xlink:type="simple">mendelevium</text:a></text:p>
          </table:table-cell>
          <table:table-cell table:number-columns-repeated="6"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bel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://en.wikipedia.org/wiki/Nobelium" xlink:type="simple">nobelium</text:a></text:p>
          </table:table-cell>
          <table:table-cell table:number-columns-repeated="6"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wrenc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<text:a xlink:href="http://en.wikipedia.org/wiki/Lawrencium" xlink:type="simple">lawrencium</text:a></text:p>
          </table:table-cell>
          <table:table-cell table:number-columns-repeated="6"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utherfordium</text:p>
          </table:table-cell>
          <table:table-cell table:number-columns-repeated="4" office:value-type="string" calcext:value-type="string">
            <text:p>no data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<text:a xlink:href="http://en.wikipedia.org/wiki/Rutherfordium" xlink:type="simple">rutherfordium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31</text:a></text:p>
          </table:table-cell>
          <table:table-cell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ubnium</text:p>
          </table:table-cell>
          <table:table-cell table:number-columns-repeated="4" office:value-type="string" calcext:value-type="string">
            <text:p>no data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<text:a xlink:href="http://en.wikipedia.org/wiki/Dubnium" xlink:type="simple">dubnium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26</text:a></text:p>
          </table:table-cell>
          <table:table-cell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aborgium</text:p>
          </table:table-cell>
          <table:table-cell table:number-columns-repeated="4" office:value-type="string" calcext:value-type="string">
            <text:p>no data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<text:a xlink:href="http://en.wikipedia.org/wiki/Seaborgium" xlink:type="simple">seaborgium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21</text:a></text:p>
          </table:table-cell>
          <table:table-cell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ohrium</text:p>
          </table:table-cell>
          <table:table-cell table:number-columns-repeated="4" office:value-type="string" calcext:value-type="string">
            <text:p>no data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a xlink:href="http://en.wikipedia.org/wiki/Bohrium" xlink:type="simple">bohrium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19</text:a></text:p>
          </table:table-cell>
          <table:table-cell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assium</text:p>
          </table:table-cell>
          <table:table-cell table:number-columns-repeated="4" office:value-type="string" calcext:value-type="string">
            <text:p>no data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<text:a xlink:href="http://en.wikipedia.org/wiki/Hassium" xlink:type="simple">hassium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18</text:a></text:p>
          </table:table-cell>
          <table:table-cell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itnerium</text:p>
          </table:table-cell>
          <table:table-cell table:number-columns-repeated="4" office:value-type="string" calcext:value-type="string">
            <text:p>no data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a xlink:href="http://en.wikipedia.org/wiki/Meitnerium" xlink:type="simple">meitnerium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13</text:a></text:p>
          </table:table-cell>
          <table:table-cell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rmstadtium</text:p>
          </table:table-cell>
          <table:table-cell table:number-columns-repeated="4" office:value-type="string" calcext:value-type="string">
            <text:p>no data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<text:a xlink:href="http://en.wikipedia.org/wiki/Darmstadtium" xlink:type="simple">darmstadtium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12</text:a></text:p>
          </table:table-cell>
          <table:table-cell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oentgenium</text:p>
          </table:table-cell>
          <table:table-cell table:number-columns-repeated="4" office:value-type="string" calcext:value-type="string">
            <text:p>no data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<text:a xlink:href="http://en.wikipedia.org/wiki/Roentgenium" xlink:type="simple">roentgenium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18</text:a></text:p>
          </table:table-cell>
          <table:table-cell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pernicium</text:p>
          </table:table-cell>
          <table:table-cell table:number-columns-repeated="4" office:value-type="string" calcext:value-type="string">
            <text:p>no data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<text:a xlink:href="http://en.wikipedia.org/wiki/Copernicium" xlink:type="simple">copernicium</text:a></text:p>
          </table:table-cell>
          <table:table-cell table:number-columns-repeated="4" office:value-type="string" calcext:value-type="string">
            <text:p>no data</text:p>
          </table:table-cell>
          <table:table-cell office:value-type="string" calcext:value-type="string">
            <text:p><text:a xlink:href="http://en.wikipedia.org/wiki/1_E-11_m" xlink:type="simple">130</text:a></text:p>
          </table:table-cell>
          <table:table-cell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Uut</text:p>
          </table:table-cell>
          <table:table-cell office:value-type="string" calcext:value-type="string">
            <text:p>ununtr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Uut</text:p>
          </table:table-cell>
          <table:table-cell office:value-type="string" calcext:value-type="string">
            <text:p><text:a xlink:href="http://en.wikipedia.org/wiki/Ununtrium" xlink:type="simple">ununtrium</text:a></text:p>
          </table:table-cell>
          <table:table-cell table:number-columns-repeated="6"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erov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<text:a xlink:href="http://en.wikipedia.org/wiki/Flerovium" xlink:type="simple">flerovium</text:a></text:p>
          </table:table-cell>
          <table:table-cell table:number-columns-repeated="6"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ununpent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<text:a xlink:href="http://en.wikipedia.org/wiki/Ununpentium" xlink:type="simple">ununpentium</text:a></text:p>
          </table:table-cell>
          <table:table-cell table:number-columns-repeated="6"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ivermor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://en.wikipedia.org/wiki/Livermorium" xlink:type="simple">livermorium</text:a></text:p>
          </table:table-cell>
          <table:table-cell table:number-columns-repeated="6"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Uus</text:p>
          </table:table-cell>
          <table:table-cell office:value-type="string" calcext:value-type="string">
            <text:p>ununsept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string" calcext:value-type="string">
            <text:p>Uus</text:p>
          </table:table-cell>
          <table:table-cell office:value-type="string" calcext:value-type="string">
            <text:p><text:a xlink:href="http://en.wikipedia.org/wiki/Ununseptium" xlink:type="simple">ununseptium</text:a></text:p>
          </table:table-cell>
          <table:table-cell table:number-columns-repeated="6" office:value-type="string" calcext:value-type="string">
            <text:p>no data</text:p>
          </table:table-cell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Uuo</text:p>
          </table:table-cell>
          <table:table-cell office:value-type="string" calcext:value-type="string">
            <text:p>ununoctium</text:p>
          </table:table-cell>
          <table:table-cell table:number-columns-repeated="5" office:value-type="string" calcext:value-type="string">
            <text:p>no data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string" calcext:value-type="string">
            <text:p>Uuo</text:p>
          </table:table-cell>
          <table:table-cell office:value-type="string" calcext:value-type="string">
            <text:p><text:a xlink:href="http://en.wikipedia.org/wiki/Ununoctium" xlink:type="simple">ununoctium</text:a></text:p>
          </table:table-cell>
          <table:table-cell table:number-columns-repeated="6" office:value-type="string" calcext:value-type="string">
            <text:p>no data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>
        <table:named-range table:name="color_Ac" table:base-cell-address="$Sheet1.$C$94" table:cell-range-address="$Sheet1.$C$94"/>
        <table:named-range table:name="color_Ag" table:base-cell-address="$Sheet1.$C$52" table:cell-range-address="$Sheet1.$C$52"/>
        <table:named-range table:name="color_Al" table:base-cell-address="$Sheet1.$C$18" table:cell-range-address="$Sheet1.$C$18"/>
        <table:named-range table:name="color_Am" table:base-cell-address="$Sheet1.$C$100" table:cell-range-address="$Sheet1.$C$100"/>
        <table:named-range table:name="color_Ar" table:base-cell-address="$Sheet1.$C$23" table:cell-range-address="$Sheet1.$C$23"/>
        <table:named-range table:name="color_As" table:base-cell-address="$Sheet1.$C$38" table:cell-range-address="$Sheet1.$C$38"/>
        <table:named-range table:name="color_At" table:base-cell-address="$Sheet1.$C$90" table:cell-range-address="$Sheet1.$C$90"/>
        <table:named-range table:name="color_Au" table:base-cell-address="$Sheet1.$C$84" table:cell-range-address="$Sheet1.$C$84"/>
        <table:named-range table:name="color_B" table:base-cell-address="$Sheet1.$C$10" table:cell-range-address="$Sheet1.$C$10"/>
        <table:named-range table:name="color_Ba" table:base-cell-address="$Sheet1.$C$61" table:cell-range-address="$Sheet1.$C$61"/>
        <table:named-range table:name="color_Be" table:base-cell-address="$Sheet1.$C$9" table:cell-range-address="$Sheet1.$C$9"/>
        <table:named-range table:name="color_Bh" table:base-cell-address="$Sheet1.$C$112" table:cell-range-address="$Sheet1.$C$112"/>
        <table:named-range table:name="color_Bi" table:base-cell-address="$Sheet1.$C$88" table:cell-range-address="$Sheet1.$C$88"/>
        <table:named-range table:name="color_Bk" table:base-cell-address="$Sheet1.$C$102" table:cell-range-address="$Sheet1.$C$102"/>
        <table:named-range table:name="color_Br" table:base-cell-address="$Sheet1.$C$40" table:cell-range-address="$Sheet1.$C$40"/>
        <table:named-range table:name="color_C" table:base-cell-address="$Sheet1.$C$11" table:cell-range-address="$Sheet1.$C$11"/>
        <table:named-range table:name="color_Ca" table:base-cell-address="$Sheet1.$C$25" table:cell-range-address="$Sheet1.$C$25"/>
        <table:named-range table:name="color_Cd" table:base-cell-address="$Sheet1.$C$53" table:cell-range-address="$Sheet1.$C$53"/>
        <table:named-range table:name="color_Ce" table:base-cell-address="$Sheet1.$C$63" table:cell-range-address="$Sheet1.$C$63"/>
        <table:named-range table:name="color_Cf" table:base-cell-address="$Sheet1.$C$103" table:cell-range-address="$Sheet1.$C$103"/>
        <table:named-range table:name="color_Cl" table:base-cell-address="$Sheet1.$C$22" table:cell-range-address="$Sheet1.$C$22"/>
        <table:named-range table:name="color_Cm" table:base-cell-address="$Sheet1.$C$101" table:cell-range-address="$Sheet1.$C$101"/>
        <table:named-range table:name="color_Co" table:base-cell-address="$Sheet1.$C$32" table:cell-range-address="$Sheet1.$C$32"/>
        <table:named-range table:name="color_Cr" table:base-cell-address="$Sheet1.$C$29" table:cell-range-address="$Sheet1.$C$29"/>
        <table:named-range table:name="color_Cs" table:base-cell-address="$Sheet1.$C$60" table:cell-range-address="$Sheet1.$C$60"/>
        <table:named-range table:name="color_Cu" table:base-cell-address="$Sheet1.$C$34" table:cell-range-address="$Sheet1.$C$34"/>
        <table:named-range table:name="color_Db" table:base-cell-address="$Sheet1.$C$110" table:cell-range-address="$Sheet1.$C$110"/>
        <table:named-range table:name="color_Dy" table:base-cell-address="$Sheet1.$C$71" table:cell-range-address="$Sheet1.$C$71"/>
        <table:named-range table:name="color_Er" table:base-cell-address="$Sheet1.$C$73" table:cell-range-address="$Sheet1.$C$73"/>
        <table:named-range table:name="color_Es" table:base-cell-address="$Sheet1.$C$104" table:cell-range-address="$Sheet1.$C$104"/>
        <table:named-range table:name="color_Eu" table:base-cell-address="$Sheet1.$C$68" table:cell-range-address="$Sheet1.$C$68"/>
        <table:named-range table:name="color_F" table:base-cell-address="$Sheet1.$C$14" table:cell-range-address="$Sheet1.$C$14"/>
        <table:named-range table:name="color_Fe" table:base-cell-address="$Sheet1.$C$31" table:cell-range-address="$Sheet1.$C$31"/>
        <table:named-range table:name="color_Fm" table:base-cell-address="$Sheet1.$C$105" table:cell-range-address="$Sheet1.$C$105"/>
        <table:named-range table:name="color_Fr" table:base-cell-address="$Sheet1.$C$92" table:cell-range-address="$Sheet1.$C$92"/>
        <table:named-range table:name="color_Ga" table:base-cell-address="$Sheet1.$C$36" table:cell-range-address="$Sheet1.$C$36"/>
        <table:named-range table:name="color_Gd" table:base-cell-address="$Sheet1.$C$69" table:cell-range-address="$Sheet1.$C$69"/>
        <table:named-range table:name="color_Ge" table:base-cell-address="$Sheet1.$C$37" table:cell-range-address="$Sheet1.$C$37"/>
        <table:named-range table:name="color_He" table:base-cell-address="$Sheet1.$C$7" table:cell-range-address="$Sheet1.$C$7"/>
        <table:named-range table:name="color_Hf" table:base-cell-address="$Sheet1.$C$77" table:cell-range-address="$Sheet1.$C$77"/>
        <table:named-range table:name="color_Hg" table:base-cell-address="$Sheet1.$C$85" table:cell-range-address="$Sheet1.$C$85"/>
        <table:named-range table:name="color_Ho" table:base-cell-address="$Sheet1.$C$72" table:cell-range-address="$Sheet1.$C$72"/>
        <table:named-range table:name="color_Hs" table:base-cell-address="$Sheet1.$C$113" table:cell-range-address="$Sheet1.$C$113"/>
        <table:named-range table:name="color_I" table:base-cell-address="$Sheet1.$C$58" table:cell-range-address="$Sheet1.$C$58"/>
        <table:named-range table:name="color_In" table:base-cell-address="$Sheet1.$C$54" table:cell-range-address="$Sheet1.$C$54"/>
        <table:named-range table:name="color_Ir" table:base-cell-address="$Sheet1.$C$82" table:cell-range-address="$Sheet1.$C$82"/>
        <table:named-range table:name="color_K" table:base-cell-address="$Sheet1.$C$24" table:cell-range-address="$Sheet1.$C$24"/>
        <table:named-range table:name="color_Kr" table:base-cell-address="$Sheet1.$C$41" table:cell-range-address="$Sheet1.$C$41"/>
        <table:named-range table:name="color_La" table:base-cell-address="$Sheet1.$C$62" table:cell-range-address="$Sheet1.$C$62"/>
        <table:named-range table:name="color_Li" table:base-cell-address="$Sheet1.$C$8" table:cell-range-address="$Sheet1.$C$8"/>
        <table:named-range table:name="color_Lr" table:base-cell-address="$Sheet1.$C$108" table:cell-range-address="$Sheet1.$C$108"/>
        <table:named-range table:name="color_Lu" table:base-cell-address="$Sheet1.$C$76" table:cell-range-address="$Sheet1.$C$76"/>
        <table:named-range table:name="color_Md" table:base-cell-address="$Sheet1.$C$106" table:cell-range-address="$Sheet1.$C$106"/>
        <table:named-range table:name="color_Mg" table:base-cell-address="$Sheet1.$C$17" table:cell-range-address="$Sheet1.$C$17"/>
        <table:named-range table:name="color_Mn" table:base-cell-address="$Sheet1.$C$30" table:cell-range-address="$Sheet1.$C$30"/>
        <table:named-range table:name="color_Mo" table:base-cell-address="$Sheet1.$C$47" table:cell-range-address="$Sheet1.$C$47"/>
        <table:named-range table:name="color_Mt" table:base-cell-address="$Sheet1.$C$114" table:cell-range-address="$Sheet1.$C$114"/>
        <table:named-range table:name="color_N" table:base-cell-address="$Sheet1.$C$12" table:cell-range-address="$Sheet1.$C$12"/>
        <table:named-range table:name="color_Na" table:base-cell-address="$Sheet1.$C$16" table:cell-range-address="$Sheet1.$C$16"/>
        <table:named-range table:name="color_Nb" table:base-cell-address="$Sheet1.$C$46" table:cell-range-address="$Sheet1.$C$46"/>
        <table:named-range table:name="color_Nd" table:base-cell-address="$Sheet1.$C$65" table:cell-range-address="$Sheet1.$C$65"/>
        <table:named-range table:name="color_Ne" table:base-cell-address="$Sheet1.$C$15" table:cell-range-address="$Sheet1.$C$15"/>
        <table:named-range table:name="color_Ni" table:base-cell-address="$Sheet1.$C$33" table:cell-range-address="$Sheet1.$C$33"/>
        <table:named-range table:name="color_No" table:base-cell-address="$Sheet1.$C$107" table:cell-range-address="$Sheet1.$C$107"/>
        <table:named-range table:name="color_Np" table:base-cell-address="$Sheet1.$C$98" table:cell-range-address="$Sheet1.$C$98"/>
        <table:named-range table:name="color_O" table:base-cell-address="$Sheet1.$C$13" table:cell-range-address="$Sheet1.$C$13"/>
        <table:named-range table:name="color_Os" table:base-cell-address="$Sheet1.$C$81" table:cell-range-address="$Sheet1.$C$81"/>
        <table:named-range table:name="color_P" table:base-cell-address="$Sheet1.$C$20" table:cell-range-address="$Sheet1.$C$20"/>
        <table:named-range table:name="color_Pa" table:base-cell-address="$Sheet1.$C$96" table:cell-range-address="$Sheet1.$C$96"/>
        <table:named-range table:name="color_Pb" table:base-cell-address="$Sheet1.$C$87" table:cell-range-address="$Sheet1.$C$87"/>
        <table:named-range table:name="color_Pd" table:base-cell-address="$Sheet1.$C$51" table:cell-range-address="$Sheet1.$C$51"/>
        <table:named-range table:name="color_Pm" table:base-cell-address="$Sheet1.$C$66" table:cell-range-address="$Sheet1.$C$66"/>
        <table:named-range table:name="color_Po" table:base-cell-address="$Sheet1.$C$89" table:cell-range-address="$Sheet1.$C$89"/>
        <table:named-range table:name="color_Pr" table:base-cell-address="$Sheet1.$C$64" table:cell-range-address="$Sheet1.$C$64"/>
        <table:named-range table:name="color_Pt" table:base-cell-address="$Sheet1.$C$83" table:cell-range-address="$Sheet1.$C$83"/>
        <table:named-range table:name="color_Pu" table:base-cell-address="$Sheet1.$C$99" table:cell-range-address="$Sheet1.$C$99"/>
        <table:named-range table:name="color_Ra" table:base-cell-address="$Sheet1.$C$93" table:cell-range-address="$Sheet1.$C$93"/>
        <table:named-range table:name="color_Rb" table:base-cell-address="$Sheet1.$C$42" table:cell-range-address="$Sheet1.$C$42"/>
        <table:named-range table:name="color_Re" table:base-cell-address="$Sheet1.$C$80" table:cell-range-address="$Sheet1.$C$80"/>
        <table:named-range table:name="color_Rf" table:base-cell-address="$Sheet1.$C$109" table:cell-range-address="$Sheet1.$C$109"/>
        <table:named-range table:name="color_Rh" table:base-cell-address="$Sheet1.$C$50" table:cell-range-address="$Sheet1.$C$50"/>
        <table:named-range table:name="color_Rn" table:base-cell-address="$Sheet1.$C$91" table:cell-range-address="$Sheet1.$C$91"/>
        <table:named-range table:name="color_Ru" table:base-cell-address="$Sheet1.$C$49" table:cell-range-address="$Sheet1.$C$49"/>
        <table:named-range table:name="color_S" table:base-cell-address="$Sheet1.$C$21" table:cell-range-address="$Sheet1.$C$21"/>
        <table:named-range table:name="color_Sb" table:base-cell-address="$Sheet1.$C$56" table:cell-range-address="$Sheet1.$C$56"/>
        <table:named-range table:name="color_Sc" table:base-cell-address="$Sheet1.$C$26" table:cell-range-address="$Sheet1.$C$26"/>
        <table:named-range table:name="color_Se" table:base-cell-address="$Sheet1.$C$39" table:cell-range-address="$Sheet1.$C$39"/>
        <table:named-range table:name="color_Sg" table:base-cell-address="$Sheet1.$C$111" table:cell-range-address="$Sheet1.$C$111"/>
        <table:named-range table:name="color_Si" table:base-cell-address="$Sheet1.$C$19" table:cell-range-address="$Sheet1.$C$19"/>
        <table:named-range table:name="color_Sm" table:base-cell-address="$Sheet1.$C$67" table:cell-range-address="$Sheet1.$C$67"/>
        <table:named-range table:name="color_Sn" table:base-cell-address="$Sheet1.$C$55" table:cell-range-address="$Sheet1.$C$55"/>
        <table:named-range table:name="color_Sr" table:base-cell-address="$Sheet1.$C$43" table:cell-range-address="$Sheet1.$C$43"/>
        <table:named-range table:name="color_Ta" table:base-cell-address="$Sheet1.$C$78" table:cell-range-address="$Sheet1.$C$78"/>
        <table:named-range table:name="color_Tb" table:base-cell-address="$Sheet1.$C$70" table:cell-range-address="$Sheet1.$C$70"/>
        <table:named-range table:name="color_Tc" table:base-cell-address="$Sheet1.$C$48" table:cell-range-address="$Sheet1.$C$48"/>
        <table:named-range table:name="color_Te" table:base-cell-address="$Sheet1.$C$57" table:cell-range-address="$Sheet1.$C$57"/>
        <table:named-range table:name="color_Th" table:base-cell-address="$Sheet1.$C$95" table:cell-range-address="$Sheet1.$C$95"/>
        <table:named-range table:name="color_Ti" table:base-cell-address="$Sheet1.$C$27" table:cell-range-address="$Sheet1.$C$27"/>
        <table:named-range table:name="color_Tl" table:base-cell-address="$Sheet1.$C$86" table:cell-range-address="$Sheet1.$C$86"/>
        <table:named-range table:name="color_Tm" table:base-cell-address="$Sheet1.$C$74" table:cell-range-address="$Sheet1.$C$74"/>
        <table:named-range table:name="color_U" table:base-cell-address="$Sheet1.$C$97" table:cell-range-address="$Sheet1.$C$97"/>
        <table:named-range table:name="color_V" table:base-cell-address="$Sheet1.$C$28" table:cell-range-address="$Sheet1.$C$28"/>
        <table:named-range table:name="color_W" table:base-cell-address="$Sheet1.$C$79" table:cell-range-address="$Sheet1.$C$79"/>
        <table:named-range table:name="color_Xe" table:base-cell-address="$Sheet1.$C$59" table:cell-range-address="$Sheet1.$C$59"/>
        <table:named-range table:name="color_Y" table:base-cell-address="$Sheet1.$C$44" table:cell-range-address="$Sheet1.$C$44"/>
        <table:named-range table:name="color_Yb" table:base-cell-address="$Sheet1.$C$75" table:cell-range-address="$Sheet1.$C$75"/>
        <table:named-range table:name="color_Zn" table:base-cell-address="$Sheet1.$C$35" table:cell-range-address="$Sheet1.$C$35"/>
        <table:named-range table:name="color_Zr" table:base-cell-address="$Sheet1.$C$45" table:cell-range-address="$Sheet1.$C$4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5:02:39.845250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Scott Templer</meta:initial-creator>
    <meta:creation-date>2006-05-16T10:27:47</meta:creation-date>
    <dc:language>en-US</dc:language>
    <meta:editing-cycles>3</meta:editing-cycles>
    <meta:editing-duration>PT37M20S</meta:editing-duration>
    <dc:date>2015-05-16T15:48:09.942021204</dc:date>
    <meta:document-statistic meta:table-count="3" meta:cell-count="263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552cm" svg:height="22.457cm" xlink:href=".." xlink:type="simple" chart:class="chart:scatter" chart:style-name="ch1">
        <chart:legend chart:legend-position="end" svg:x="32.735cm" svg:y="9.84cm" style:legend-expansion="high" chart:style-name="ch2"/>
        <chart:plot-area chart:style-name="ch3" table:cell-range-address="Sheet2.B4:Sheet2.B122 Sheet2.E4:Sheet2.I122" chart:data-source-has-labels="row" svg:x="1.181cm" svg:y="1.931cm" svg:width="30.092cm" svg:height="19.657cm">
          <chartooo:coordinate-region svg:x="2.034cm" svg:y="2.149cm" svg:width="28.936cm" svg:height="18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5:Sheet2.E122" chart:label-cell-address="Sheet2.E4:Sheet2.E4" chart:class="chart:scatter">
            <chart:domain table:cell-range-address="Sheet2.B5:Sheet2.B122"/>
            <chart:data-point chart:repeated="118"/>
          </chart:series>
          <chart:series chart:style-name="ch7" chart:values-cell-range-address="Sheet2.F5:Sheet2.F122" chart:label-cell-address="Sheet2.F4:Sheet2.F4" chart:class="chart:scatter">
            <chart:data-point chart:repeated="118"/>
          </chart:series>
          <chart:series chart:style-name="ch8" chart:values-cell-range-address="Sheet2.G5:Sheet2.G122" chart:label-cell-address="Sheet2.G4:Sheet2.G4" chart:class="chart:scatter">
            <chart:data-point chart:repeated="118"/>
          </chart:series>
          <chart:series chart:style-name="ch9" chart:values-cell-range-address="Sheet2.H5:Sheet2.H122" chart:label-cell-address="Sheet2.H4:Sheet2.H4" chart:class="chart:scatter">
            <chart:data-point chart:repeated="118"/>
          </chart:series>
          <chart:series chart:style-name="ch10" chart:values-cell-range-address="Sheet2.I5:Sheet2.I122" chart:label-cell-address="Sheet2.I4:Sheet2.I4" chart:class="chart:scatter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mperical</text:p>
                <draw:g>
                  <svg:desc>Sheet2.E4:Sheet2.E4</svg:desc>
                </draw:g>
              </table:table-cell>
              <table:table-cell office:value-type="string">
                <text:p>calculated</text:p>
                <draw:g>
                  <svg:desc>Sheet2.F4:Sheet2.F4</svg:desc>
                </draw:g>
              </table:table-cell>
              <table:table-cell office:value-type="string">
                <text:p>vdW</text:p>
                <draw:g>
                  <svg:desc>Sheet2.G4:Sheet2.G4</svg:desc>
                </draw:g>
              </table:table-cell>
              <table:table-cell office:value-type="string">
                <text:p>Covalent single</text:p>
                <draw:g>
                  <svg:desc>Sheet2.H4:Sheet2.H4</svg:desc>
                </draw:g>
              </table:table-cell>
              <table:table-cell office:value-type="string">
                <text:p>Covalent triple</text:p>
                <draw:g>
                  <svg:desc>Sheet2.I4:Sheet2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5:Sheet2.B122</svg:desc>
                </draw:g>
              </table:table-cell>
              <table:table-cell office:value-type="float" office:value="25">
                <text:p>25</text:p>
                <draw:g>
                  <svg:desc>Sheet2.E5:Sheet2.E122</svg:desc>
                </draw:g>
              </table:table-cell>
              <table:table-cell office:value-type="float" office:value="53">
                <text:p>53</text:p>
                <draw:g>
                  <svg:desc>Sheet2.F5:Sheet2.F122</svg:desc>
                </draw:g>
              </table:table-cell>
              <table:table-cell office:value-type="float" office:value="120">
                <text:p>120</text:p>
                <draw:g>
                  <svg:desc>Sheet2.G5:Sheet2.G122</svg:desc>
                </draw:g>
              </table:table-cell>
              <table:table-cell office:value-type="float" office:value="38">
                <text:p>38</text:p>
                <draw:g>
                  <svg:desc>Sheet2.H5:Sheet2.H122</svg:desc>
                </draw:g>
              </table:table-cell>
              <table:table-cell office:value-type="float" office:value="NaN">
                <text:p>NaN</text:p>
                <draw:g>
                  <svg:desc>Sheet2.I5:Sheet2.I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40">
                <text:p>14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153">
                <text:p>153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92">
                <text:p>192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170">
                <text:p>170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  <table:table-cell office:value-type="float" office:value="155">
                <text:p>155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152">
                <text:p>152</text:p>
              </table:table-cell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147">
                <text:p>147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54">
                <text:p>154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27">
                <text:p>227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73">
                <text:p>173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84">
                <text:p>184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210">
                <text:p>210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80">
                <text:p>180</text:p>
              </table:table-cell>
              <table:table-cell office:value-type="float" office:value="102">
                <text:p>1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  <table:table-cell office:value-type="float" office:value="175">
                <text:p>175</text:p>
              </table:table-cell>
              <table:table-cell office:value-type="float" office:value="99">
                <text:p>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8">
                <text:p>18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0">
                <text:p>220</text:p>
              </table:table-cell>
              <table:table-cell office:value-type="float" office:value="243">
                <text:p>243</text:p>
              </table:table-cell>
              <table:table-cell office:value-type="float" office:value="275">
                <text:p>275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31">
                <text:p>231</text:p>
              </table:table-cell>
              <table:table-cell office:value-type="float" office:value="174">
                <text:p>17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184">
                <text:p>184</text:p>
              </table:table-cell>
              <table:table-cell office:value-type="float" office:value="211">
                <text:p>211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5">
                <text:p>135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0">
                <text:p>140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21">
                <text:p>1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5">
                <text:p>135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  <table:table-cell office:value-type="float" office:value="187">
                <text:p>187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11">
                <text:p>211</text:p>
              </table:table-cell>
              <table:table-cell office:value-type="float" office:value="122">
                <text:p>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85">
                <text:p>185</text:p>
              </table:table-cell>
              <table:table-cell office:value-type="float" office:value="119">
                <text:p>1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5">
                <text:p>115</text:p>
              </table:table-cell>
              <table:table-cell office:value-type="float" office:value="103">
                <text:p>103</text:p>
              </table:table-cell>
              <table:table-cell office:value-type="float" office:value="190">
                <text:p>190</text:p>
              </table:table-cell>
              <table:table-cell office:value-type="float" office:value="116">
                <text:p>1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94">
                <text:p>94</text:p>
              </table:table-cell>
              <table:table-cell office:value-type="float" office:value="185">
                <text:p>185</text:p>
              </table:table-cell>
              <table:table-cell office:value-type="float" office:value="114">
                <text:p>1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202">
                <text:p>202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35">
                <text:p>235</text:p>
              </table:table-cell>
              <table:table-cell office:value-type="float" office:value="265">
                <text:p>265</text:p>
              </table:table-cell>
              <table:table-cell office:value-type="float" office:value="303">
                <text:p>303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219">
                <text:p>219</text:p>
              </table:table-cell>
              <table:table-cell office:value-type="float" office:value="249">
                <text:p>249</text:p>
              </table:table-cell>
              <table:table-cell office:value-type="float" office:value="192">
                <text:p>19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0">
                <text:p>180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5">
                <text:p>14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5">
                <text:p>135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0">
                <text:p>140</text:p>
              </table:table-cell>
              <table:table-cell office:value-type="float" office:value="169">
                <text:p>169</text:p>
              </table:table-cell>
              <table:table-cell office:value-type="float" office:value="163">
                <text:p>163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0">
                <text:p>160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53">
                <text:p>15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5">
                <text:p>155</text:p>
              </table:table-cell>
              <table:table-cell office:value-type="float" office:value="161">
                <text:p>161</text:p>
              </table:table-cell>
              <table:table-cell office:value-type="float" office:value="158">
                <text:p>15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93">
                <text:p>193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17">
                <text:p>217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5">
                <text:p>145</text:p>
              </table:table-cell>
              <table:table-cell office:value-type="float" office:value="133">
                <text:p>133</text:p>
              </table:table-cell>
              <table:table-cell office:value-type="float" office:value="206">
                <text:p>206</text:p>
              </table:table-cell>
              <table:table-cell office:value-type="float" office:value="138">
                <text:p>1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0">
                <text:p>140</text:p>
              </table:table-cell>
              <table:table-cell office:value-type="float" office:value="123">
                <text:p>123</text:p>
              </table:table-cell>
              <table:table-cell office:value-type="float" office:value="206">
                <text:p>206</text:p>
              </table:table-cell>
              <table:table-cell office:value-type="float" office:value="135">
                <text:p>13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0">
                <text:p>14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216">
                <text:p>216</text:p>
              </table:table-cell>
              <table:table-cell office:value-type="float" office:value="130">
                <text:p>1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0">
                <text:p>260</text:p>
              </table:table-cell>
              <table:table-cell office:value-type="float" office:value="298">
                <text:p>298</text:p>
              </table:table-cell>
              <table:table-cell office:value-type="float" office:value="343">
                <text:p>343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15">
                <text:p>215</text:p>
              </table:table-cell>
              <table:table-cell office:value-type="float" office:value="253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198">
                <text:p>19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85">
                <text:p>185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85">
                <text:p>185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85">
                <text:p>18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5">
                <text:p>185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5">
                <text:p>185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80">
                <text:p>180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75">
                <text:p>17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5">
                <text:p>175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5">
                <text:p>175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75">
                <text:p>175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75">
                <text:p>175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5">
                <text:p>155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5">
                <text:p>135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5">
                <text:p>135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0">
                <text:p>130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5">
                <text:p>135</text:p>
              </table:table-cell>
              <table:table-cell office:value-type="float" office:value="177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5">
                <text:p>135</text:p>
              </table:table-cell>
              <table:table-cell office:value-type="float" office:value="174">
                <text:p>174</text:p>
              </table:table-cell>
              <table:table-cell office:value-type="float" office:value="166">
                <text:p>166</text:p>
              </table:table-cell>
              <table:table-cell office:value-type="float" office:value="144">
                <text:p>1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171">
                <text:p>171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90">
                <text:p>190</text:p>
              </table:table-cell>
              <table:table-cell office:value-type="float" office:value="156">
                <text:p>156</text:p>
              </table:table-cell>
              <table:table-cell office:value-type="float" office:value="196">
                <text:p>196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0">
                <text:p>180</text:p>
              </table:table-cell>
              <table:table-cell office:value-type="float" office:value="154">
                <text:p>154</text:p>
              </table:table-cell>
              <table:table-cell office:value-type="float" office:value="202">
                <text:p>202</text:p>
              </table:table-cell>
              <table:table-cell office:value-type="float" office:value="147">
                <text:p>1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60">
                <text:p>160</text:p>
              </table:table-cell>
              <table:table-cell office:value-type="float" office:value="143">
                <text:p>143</text:p>
              </table:table-cell>
              <table:table-cell office:value-type="float" office:value="207">
                <text:p>207</text:p>
              </table:table-cell>
              <table:table-cell office:value-type="float" office:value="146">
                <text:p>14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90">
                <text:p>190</text:p>
              </table:table-cell>
              <table:table-cell office:value-type="float" office:value="135">
                <text:p>135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0">
                <text:p>220</text:p>
              </table:table-cell>
              <table:table-cell office:value-type="float" office:value="145">
                <text:p>14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